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</office:font-face-decls>
  <office:automatic-styles>
    <style:style style:name="P1" style:parent-style-name="Normal" style:master-page-name="MP0" style:family="paragraph">
      <style:paragraph-properties fo:break-before="page" fo:line-height="150%"/>
      <style:text-properties fo:font-weight="bold" style:font-weight-asian="bold" style:font-weight-complex="bold"/>
    </style:style>
    <style:style style:name="P6" style:parent-style-name="Normal" style:family="paragraph">
      <style:paragraph-properties fo:line-height="150%"/>
    </style:style>
    <style:style style:name="P7" style:parent-style-name="Normal" style:family="paragraph">
      <style:paragraph-properties fo:line-height="150%"/>
    </style:style>
    <style:style style:name="P8" style:parent-style-name="Normal" style:family="paragraph">
      <style:paragraph-properties fo:line-height="150%"/>
    </style:style>
    <style:style style:name="P9" style:parent-style-name="Normal" style:family="paragraph">
      <style:paragraph-properties fo:line-height="150%"/>
    </style:style>
    <style:style style:name="P10" style:parent-style-name="Normal" style:family="paragraph">
      <style:paragraph-properties fo:line-height="150%"/>
    </style:style>
    <style:style style:name="P11" style:parent-style-name="Normal" style:family="paragraph">
      <style:paragraph-properties fo:line-height="150%"/>
    </style:style>
    <style:style style:name="P12" style:parent-style-name="Normal" style:family="paragraph">
      <style:paragraph-properties fo:line-height="150%"/>
    </style:style>
    <style:style style:name="P13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14" style:parent-style-name="Normal" style:family="paragraph">
      <style:paragraph-properties fo:line-height="150%"/>
    </style:style>
    <style:style style:name="P15" style:parent-style-name="Normal" style:family="paragraph">
      <style:paragraph-properties fo:line-height="150%"/>
    </style:style>
    <style:style style:name="P16" style:parent-style-name="Normal" style:family="paragraph">
      <style:paragraph-properties fo:line-height="150%"/>
    </style:style>
    <style:style style:name="P17" style:parent-style-name="Normal" style:family="paragraph">
      <style:paragraph-properties fo:line-height="150%"/>
    </style:style>
    <style:style style:name="P18" style:parent-style-name="Normal" style:family="paragraph">
      <style:paragraph-properties fo:line-height="150%"/>
    </style:style>
    <style:style style:name="P19" style:parent-style-name="Normal" style:family="paragraph">
      <style:paragraph-properties fo:line-height="150%"/>
    </style:style>
    <style:style style:name="P20" style:parent-style-name="Normal" style:family="paragraph">
      <style:paragraph-properties fo:line-height="150%"/>
    </style:style>
    <style:style style:name="P21" style:parent-style-name="Normal" style:family="paragraph">
      <style:paragraph-properties fo:line-height="150%"/>
    </style:style>
    <style:style style:name="P22" style:parent-style-name="Normal" style:family="paragraph">
      <style:paragraph-properties fo:line-height="150%"/>
    </style:style>
    <style:style style:name="P23" style:parent-style-name="Normal" style:family="paragraph">
      <style:paragraph-properties fo:line-height="150%"/>
    </style:style>
    <style:style style:name="P24" style:parent-style-name="Normal" style:family="paragraph">
      <style:paragraph-properties fo:line-height="150%"/>
    </style:style>
    <style:style style:name="P25" style:parent-style-name="Normal" style:family="paragraph">
      <style:paragraph-properties fo:line-height="150%"/>
    </style:style>
    <style:style style:name="P26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27" style:parent-style-name="Normal" style:family="paragraph">
      <style:paragraph-properties fo:line-height="150%"/>
    </style:style>
    <style:style style:name="P28" style:parent-style-name="Normal" style:family="paragraph">
      <style:paragraph-properties fo:line-height="150%"/>
    </style:style>
    <style:style style:name="P29" style:parent-style-name="Normal" style:family="paragraph">
      <style:paragraph-properties fo:line-height="150%"/>
    </style:style>
    <style:style style:name="P30" style:parent-style-name="Normal" style:family="paragraph">
      <style:paragraph-properties fo:line-height="150%"/>
    </style:style>
    <style:style style:name="P31" style:parent-style-name="Normal" style:family="paragraph">
      <style:paragraph-properties fo:line-height="150%"/>
    </style:style>
    <style:style style:name="P32" style:parent-style-name="Normal" style:family="paragraph">
      <style:paragraph-properties fo:line-height="150%"/>
    </style:style>
    <style:style style:name="P33" style:parent-style-name="Normal" style:family="paragraph">
      <style:paragraph-properties fo:line-height="150%"/>
    </style:style>
    <style:style style:name="P34" style:parent-style-name="Normal" style:family="paragraph">
      <style:paragraph-properties fo:line-height="150%"/>
    </style:style>
    <style:style style:name="P35" style:parent-style-name="Normal" style:family="paragraph">
      <style:paragraph-properties fo:line-height="150%"/>
    </style:style>
    <style:style style:name="P36" style:parent-style-name="Normal" style:family="paragraph">
      <style:paragraph-properties fo:line-height="150%"/>
    </style:style>
    <style:style style:name="P37" style:parent-style-name="Normal" style:family="paragraph">
      <style:paragraph-properties fo:line-height="150%"/>
    </style:style>
    <style:style style:name="P38" style:parent-style-name="Normal" style:family="paragraph">
      <style:paragraph-properties fo:line-height="150%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family="paragraph">
      <style:paragraph-properties fo:line-height="150%"/>
    </style:style>
    <style:style style:name="P41" style:parent-style-name="Normal" style:family="paragraph">
      <style:paragraph-properties fo:line-height="150%"/>
    </style:style>
    <style:style style:name="P42" style:parent-style-name="Normal" style:family="paragraph">
      <style:paragraph-properties fo:line-height="150%"/>
    </style:style>
    <style:style style:name="P43" style:parent-style-name="Normal" style:family="paragraph">
      <style:paragraph-properties fo:line-height="150%"/>
    </style:style>
    <style:style style:name="P44" style:parent-style-name="Normal" style:family="paragraph">
      <style:paragraph-properties fo:line-height="150%"/>
    </style:style>
    <style:style style:name="P45" style:parent-style-name="Normal" style:family="paragraph">
      <style:paragraph-properties fo:line-height="150%"/>
    </style:style>
    <style:style style:name="P46" style:parent-style-name="Normal" style:family="paragraph">
      <style:paragraph-properties fo:line-height="150%"/>
    </style:style>
    <style:style style:name="P47" style:parent-style-name="Normal" style:family="paragraph">
      <style:paragraph-properties fo:line-height="150%"/>
    </style:style>
    <style:style style:name="P48" style:parent-style-name="Normal" style:family="paragraph">
      <style:paragraph-properties fo:line-height="150%"/>
    </style:style>
    <style:style style:name="P49" style:parent-style-name="Normal" style:family="paragraph">
      <style:paragraph-properties fo:line-height="150%"/>
    </style:style>
    <style:style style:name="P50" style:parent-style-name="Normal" style:family="paragraph">
      <style:paragraph-properties fo:line-height="150%"/>
    </style:style>
    <style:style style:name="P51" style:parent-style-name="Normal" style:family="paragraph">
      <style:paragraph-properties fo:line-height="150%"/>
    </style:style>
    <style:style style:name="P52" style:parent-style-name="Normal" style:family="paragraph">
      <style:paragraph-properties fo:line-height="150%"/>
    </style:style>
    <style:style style:name="P53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54" style:parent-style-name="Normal" style:family="paragraph">
      <style:paragraph-properties fo:line-height="150%"/>
    </style:style>
    <style:style style:name="P55" style:parent-style-name="Normal" style:family="paragraph">
      <style:paragraph-properties fo:line-height="150%"/>
    </style:style>
    <style:style style:name="P56" style:parent-style-name="Normal" style:family="paragraph">
      <style:paragraph-properties fo:line-height="150%"/>
    </style:style>
    <style:style style:name="P57" style:parent-style-name="Normal" style:family="paragraph">
      <style:paragraph-properties fo:line-height="150%"/>
    </style:style>
    <style:style style:name="P58" style:parent-style-name="Normal" style:family="paragraph">
      <style:paragraph-properties fo:line-height="150%"/>
    </style:style>
    <style:style style:name="P59" style:parent-style-name="Normal" style:family="paragraph">
      <style:paragraph-properties fo:line-height="150%"/>
    </style:style>
    <style:style style:name="P60" style:parent-style-name="Normal" style:family="paragraph">
      <style:paragraph-properties fo:line-height="150%"/>
    </style:style>
    <style:style style:name="P61" style:parent-style-name="Normal" style:family="paragraph">
      <style:paragraph-properties fo:line-height="150%"/>
    </style:style>
    <style:style style:name="P62" style:parent-style-name="Normal" style:family="paragraph">
      <style:paragraph-properties fo:line-height="150%"/>
    </style:style>
    <style:style style:name="P63" style:parent-style-name="Normal" style:family="paragraph">
      <style:paragraph-properties fo:line-height="150%"/>
    </style:style>
    <style:style style:name="P64" style:parent-style-name="Normal" style:family="paragraph">
      <style:paragraph-properties fo:line-height="150%"/>
    </style:style>
    <style:style style:name="P65" style:parent-style-name="Normal" style:family="paragraph">
      <style:paragraph-properties fo:line-height="150%"/>
    </style:style>
    <style:style style:name="P66" style:parent-style-name="Normal" style:family="paragraph">
      <style:paragraph-properties fo:line-height="150%"/>
    </style:style>
    <style:style style:name="P67" style:parent-style-name="Normal" style:family="paragraph">
      <style:paragraph-properties fo:line-height="150%"/>
    </style:style>
    <style:style style:name="P68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69" style:parent-style-name="Normal" style:family="paragraph">
      <style:paragraph-properties fo:line-height="150%"/>
    </style:style>
    <style:style style:name="P70" style:parent-style-name="Normal" style:family="paragraph">
      <style:paragraph-properties fo:line-height="150%"/>
    </style:style>
    <style:style style:name="P71" style:parent-style-name="Normal" style:family="paragraph">
      <style:paragraph-properties fo:line-height="150%"/>
    </style:style>
    <style:style style:name="P72" style:parent-style-name="Normal" style:family="paragraph">
      <style:paragraph-properties fo:line-height="150%"/>
    </style:style>
    <style:style style:name="P73" style:parent-style-name="Normal" style:family="paragraph">
      <style:paragraph-properties fo:line-height="150%"/>
    </style:style>
    <style:style style:name="P74" style:parent-style-name="Normal" style:family="paragraph">
      <style:paragraph-properties fo:line-height="150%"/>
    </style:style>
    <style:style style:name="P75" style:parent-style-name="Normal" style:family="paragraph">
      <style:paragraph-properties fo:line-height="150%"/>
    </style:style>
    <style:style style:name="P76" style:parent-style-name="Normal" style:family="paragraph">
      <style:paragraph-properties fo:line-height="150%"/>
    </style:style>
    <style:style style:name="P77" style:parent-style-name="Normal" style:family="paragraph">
      <style:paragraph-properties fo:line-height="150%"/>
    </style:style>
    <style:style style:name="P78" style:parent-style-name="Normal" style:family="paragraph">
      <style:paragraph-properties fo:line-height="150%"/>
    </style:style>
    <style:style style:name="P79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80" style:parent-style-name="Normal" style:family="paragraph">
      <style:paragraph-properties fo:line-height="150%"/>
    </style:style>
    <style:style style:name="P81" style:parent-style-name="Normal" style:family="paragraph">
      <style:paragraph-properties fo:line-height="150%"/>
    </style:style>
    <style:style style:name="P82" style:parent-style-name="Normal" style:family="paragraph">
      <style:paragraph-properties fo:line-height="150%"/>
    </style:style>
    <style:style style:name="P83" style:parent-style-name="Normal" style:family="paragraph">
      <style:paragraph-properties fo:line-height="150%"/>
    </style:style>
    <style:style style:name="P84" style:parent-style-name="Normal" style:family="paragraph">
      <style:paragraph-properties fo:line-height="150%"/>
    </style:style>
    <style:style style:name="P85" style:parent-style-name="Normal" style:family="paragraph">
      <style:paragraph-properties fo:line-height="150%"/>
    </style:style>
    <style:style style:name="P86" style:parent-style-name="Normal" style:family="paragraph">
      <style:paragraph-properties fo:line-height="150%"/>
    </style:style>
    <style:style style:name="P87" style:parent-style-name="Normal" style:family="paragraph">
      <style:paragraph-properties fo:line-height="150%"/>
    </style:style>
    <style:style style:name="P88" style:parent-style-name="Normal" style:family="paragraph">
      <style:paragraph-properties fo:line-height="150%"/>
    </style:style>
    <style:style style:name="P89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90" style:parent-style-name="Normal" style:family="paragraph">
      <style:paragraph-properties fo:line-height="150%"/>
    </style:style>
    <style:style style:name="P91" style:parent-style-name="Normal" style:family="paragraph">
      <style:paragraph-properties fo:line-height="150%"/>
    </style:style>
    <style:style style:name="P92" style:parent-style-name="Normal" style:family="paragraph">
      <style:paragraph-properties fo:line-height="150%"/>
    </style:style>
    <style:style style:name="P93" style:parent-style-name="Normal" style:family="paragraph">
      <style:paragraph-properties fo:line-height="150%"/>
    </style:style>
    <style:style style:name="P94" style:parent-style-name="Normal" style:family="paragraph">
      <style:paragraph-properties fo:line-height="150%"/>
    </style:style>
    <style:style style:name="P95" style:parent-style-name="Normal" style:family="paragraph">
      <style:paragraph-properties fo:line-height="150%"/>
    </style:style>
    <style:style style:name="P96" style:parent-style-name="Normal" style:family="paragraph">
      <style:paragraph-properties fo:line-height="150%"/>
    </style:style>
    <style:style style:name="P97" style:parent-style-name="Normal" style:family="paragraph">
      <style:paragraph-properties fo:line-height="150%"/>
    </style:style>
    <style:style style:name="P98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99" style:parent-style-name="Normal" style:family="paragraph">
      <style:paragraph-properties fo:line-height="150%"/>
    </style:style>
    <style:style style:name="P100" style:parent-style-name="Normal" style:family="paragraph">
      <style:paragraph-properties fo:line-height="150%"/>
    </style:style>
    <style:style style:name="P101" style:parent-style-name="Normal" style:family="paragraph">
      <style:paragraph-properties fo:line-height="150%"/>
    </style:style>
    <style:style style:name="P102" style:parent-style-name="Normal" style:family="paragraph">
      <style:paragraph-properties fo:line-height="150%"/>
    </style:style>
    <style:style style:name="P103" style:parent-style-name="Normal" style:family="paragraph">
      <style:paragraph-properties fo:line-height="150%"/>
    </style:style>
    <style:style style:name="P104" style:parent-style-name="Normal" style:family="paragraph">
      <style:paragraph-properties fo:line-height="150%"/>
    </style:style>
    <style:style style:name="P105" style:parent-style-name="Normal" style:family="paragraph">
      <style:paragraph-properties fo:line-height="150%"/>
    </style:style>
    <style:style style:name="P106" style:parent-style-name="Normal" style:family="paragraph">
      <style:paragraph-properties fo:line-height="150%"/>
    </style:style>
    <style:style style:name="P107" style:parent-style-name="Normal" style:family="paragraph">
      <style:paragraph-properties fo:line-height="150%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family="paragraph">
      <style:paragraph-properties fo:line-height="150%"/>
    </style:style>
    <style:style style:name="P110" style:parent-style-name="Normal" style:family="paragraph">
      <style:paragraph-properties fo:line-height="150%"/>
    </style:style>
    <style:style style:name="P111" style:parent-style-name="Normal" style:family="paragraph">
      <style:paragraph-properties fo:line-height="150%"/>
    </style:style>
    <style:style style:name="P112" style:parent-style-name="Normal" style:family="paragraph">
      <style:paragraph-properties fo:line-height="150%"/>
    </style:style>
    <style:style style:name="P113" style:parent-style-name="Normal" style:family="paragraph">
      <style:paragraph-properties fo:line-height="150%"/>
    </style:style>
    <style:style style:name="P114" style:parent-style-name="Normal" style:family="paragraph">
      <style:paragraph-properties fo:line-height="150%"/>
    </style:style>
    <style:style style:name="P115" style:parent-style-name="Normal" style:family="paragraph">
      <style:paragraph-properties fo:line-height="150%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Normal" style:family="paragraph">
      <style:paragraph-properties fo:text-align="justify" fo:line-height="150%" fo:margin-left="0.5in">
        <style:tab-stops/>
      </style:paragraph-properties>
    </style:style>
    <style:style style:name="P118" style:parent-style-name="Normal" style:family="paragraph">
      <style:paragraph-properties fo:text-align="justify" fo:line-height="150%" fo:margin-left="0.5in">
        <style:tab-stops/>
      </style:paragraph-properties>
    </style:style>
    <style:style style:name="P119" style:parent-style-name="Normal" style:family="paragraph">
      <style:paragraph-properties fo:text-align="justify" fo:line-height="150%" fo:margin-left="0.5in">
        <style:tab-stops/>
      </style:paragraph-properties>
    </style:style>
    <style:style style:name="P120" style:parent-style-name="Normal" style:family="paragraph">
      <style:paragraph-properties fo:text-align="justify" fo:line-height="150%" fo:margin-left="0.5in">
        <style:tab-stops/>
      </style:paragraph-properties>
    </style:style>
    <style:style style:name="P121" style:parent-style-name="Normal" style:family="paragraph">
      <style:paragraph-properties fo:text-align="justify" fo:line-height="150%" fo:margin-left="0.5in">
        <style:tab-stops/>
      </style:paragraph-properties>
    </style:style>
    <style:style style:name="P122" style:parent-style-name="Normal" style:family="paragraph">
      <style:paragraph-properties fo:text-align="justify" fo:line-height="150%" fo:margin-left="0.5in">
        <style:tab-stops/>
      </style:paragraph-properties>
    </style:style>
    <style:style style:name="P123" style:parent-style-name="Normal" style:family="paragraph">
      <style:paragraph-properties fo:text-align="justify" fo:line-height="150%" fo:margin-left="0.5in">
        <style:tab-stops/>
      </style:paragraph-properties>
    </style:style>
    <style:style style:name="P124" style:parent-style-name="Normal" style:family="paragraph">
      <style:paragraph-properties fo:text-align="justify" fo:line-height="150%" fo:margin-left="0.5in">
        <style:tab-stops/>
      </style:paragraph-properties>
    </style:style>
    <style:style style:name="P125" style:parent-style-name="Normal" style:family="paragraph">
      <style:paragraph-properties fo:text-align="justify" fo:line-height="150%" fo:margin-left="0.5in">
        <style:tab-stops/>
      </style:paragraph-properties>
    </style:style>
    <style:style style:name="P126" style:parent-style-name="Normal" style:family="paragraph">
      <style:paragraph-properties fo:text-align="justify" fo:line-height="150%" fo:margin-left="0.5in">
        <style:tab-stops/>
      </style:paragraph-properties>
    </style:style>
    <style:style style:name="P127" style:parent-style-name="Normal" style:family="paragraph">
      <style:paragraph-properties fo:text-align="justify" fo:line-height="150%" fo:margin-left="0.5in">
        <style:tab-stops/>
      </style:paragraph-properties>
    </style:style>
    <style:style style:name="P128" style:parent-style-name="Normal" style:family="paragraph">
      <style:paragraph-properties fo:text-align="justify" fo:line-height="150%" fo:margin-left="0.5in">
        <style:tab-stops/>
      </style:paragraph-properties>
    </style:style>
    <style:style style:name="P129" style:parent-style-name="Normal" style:family="paragraph">
      <style:paragraph-properties fo:text-align="justify" fo:line-height="150%" fo:margin-left="0.5in">
        <style:tab-stops/>
      </style:paragraph-properties>
    </style:style>
    <style:style style:name="P130" style:parent-style-name="Normal" style:family="paragraph">
      <style:paragraph-properties fo:text-align="justify" fo:line-height="150%" fo:margin-left="0.5in">
        <style:tab-stops/>
      </style:paragraph-properties>
    </style:style>
    <style:style style:name="P131" style:parent-style-name="Normal" style:family="paragraph">
      <style:paragraph-properties fo:text-align="justify" fo:line-height="150%" fo:margin-left="0.5in">
        <style:tab-stops/>
      </style:paragraph-properties>
    </style:style>
    <style:style style:name="P132" style:parent-style-name="Normal" style:family="paragraph">
      <style:paragraph-properties fo:text-align="justify" fo:line-height="150%" fo:margin-left="0.5in">
        <style:tab-stops/>
      </style:paragraph-properties>
    </style:style>
    <style:style style:name="P133" style:parent-style-name="Normal" style:family="paragraph">
      <style:paragraph-properties fo:text-align="justify" fo:line-height="150%" fo:margin-left="0.5in">
        <style:tab-stops/>
      </style:paragraph-properties>
    </style:style>
    <style:style style:name="P134" style:parent-style-name="Normal" style:family="paragraph">
      <style:paragraph-properties fo:text-align="justify" fo:line-height="150%" fo:margin-left="0.5in">
        <style:tab-stops/>
      </style:paragraph-properties>
    </style:style>
    <style:style style:name="P135" style:parent-style-name="Normal" style:family="paragraph">
      <style:paragraph-properties fo:text-align="justify" fo:line-height="150%" fo:margin-left="0.5in">
        <style:tab-stops/>
      </style:paragraph-properties>
    </style:style>
    <style:style style:name="P136" style:parent-style-name="Normal" style:family="paragraph">
      <style:paragraph-properties fo:text-align="justify" fo:line-height="150%" fo:margin-left="0.5in">
        <style:tab-stops/>
      </style:paragraph-properties>
    </style:style>
    <style:style style:name="P137" style:parent-style-name="Normal" style:family="paragraph">
      <style:paragraph-properties fo:text-align="justify" fo:line-height="150%" fo:margin-left="0.5in">
        <style:tab-stops/>
      </style:paragraph-properties>
    </style:style>
    <style:style style:name="P138" style:parent-style-name="Normal" style:family="paragraph">
      <style:paragraph-properties fo:text-align="justify" fo:line-height="150%" fo:margin-left="0.5in">
        <style:tab-stops/>
      </style:paragraph-properties>
    </style:style>
    <style:style style:name="P139" style:parent-style-name="Normal" style:family="paragraph">
      <style:paragraph-properties fo:text-align="justify" fo:line-height="150%"/>
    </style:style>
    <style:style style:name="P140" style:parent-style-name="Normal" style:family="paragraph">
      <style:paragraph-properties fo:text-align="justify" fo:line-height="150%" fo:margin-left="0.5in">
        <style:tab-stops/>
      </style:paragraph-properties>
    </style:style>
    <style:style style:name="P141" style:parent-style-name="Normal" style:family="paragraph">
      <style:paragraph-properties fo:text-align="justify" fo:line-height="150%" fo:margin-left="0.5in">
        <style:tab-stops/>
      </style:paragraph-properties>
    </style:style>
    <style:style style:name="P142" style:parent-style-name="Normal" style:family="paragraph">
      <style:paragraph-properties fo:text-align="justify" fo:line-height="150%" fo:margin-left="0.5in">
        <style:tab-stops/>
      </style:paragraph-properties>
    </style:style>
    <style:style style:name="P143" style:parent-style-name="Normal" style:family="paragraph">
      <style:paragraph-properties fo:text-align="justify" fo:line-height="150%" fo:margin-left="0.5in">
        <style:tab-stops/>
      </style:paragraph-properties>
    </style:style>
    <style:style style:name="P144" style:parent-style-name="Normal" style:family="paragraph">
      <style:paragraph-properties fo:text-align="justify" fo:line-height="150%" fo:margin-left="0.5in">
        <style:tab-stops/>
      </style:paragraph-properties>
    </style:style>
    <style:style style:name="P145" style:parent-style-name="Normal" style:family="paragraph">
      <style:paragraph-properties fo:text-align="justify" fo:line-height="150%" fo:margin-left="0.5in">
        <style:tab-stops/>
      </style:paragraph-properties>
    </style:style>
    <style:style style:name="P146" style:parent-style-name="Normal" style:family="paragraph">
      <style:paragraph-properties fo:text-align="justify" fo:line-height="150%" fo:margin-left="0.5in">
        <style:tab-stops/>
      </style:paragraph-properties>
    </style:style>
    <style:style style:name="P147" style:parent-style-name="Normal" style:family="paragraph">
      <style:paragraph-properties fo:text-align="justify" fo:line-height="150%" fo:margin-left="0.5in">
        <style:tab-stops/>
      </style:paragraph-properties>
    </style:style>
    <style:style style:name="P148" style:parent-style-name="Normal" style:family="paragraph">
      <style:paragraph-properties fo:text-align="justify" fo:line-height="150%"/>
    </style:style>
    <style:style style:name="P149" style:parent-style-name="Normal" style:family="paragraph">
      <style:paragraph-properties fo:text-align="justify" fo:line-height="150%" fo:margin-left="0.5in">
        <style:tab-stops/>
      </style:paragraph-properties>
      <style:text-properties fo:font-weight="bold" style:font-weight-asian="bold" style:font-weight-complex="bold"/>
    </style:style>
    <style:style style:name="P150" style:parent-style-name="Normal" style:family="paragraph">
      <style:paragraph-properties fo:text-align="justify" fo:line-height="150%" fo:margin-left="0.5in">
        <style:tab-stops/>
      </style:paragraph-properties>
    </style:style>
    <style:style style:name="P151" style:parent-style-name="Normal" style:family="paragraph">
      <style:paragraph-properties fo:text-align="justify" fo:line-height="150%" fo:margin-left="0.5in">
        <style:tab-stops/>
      </style:paragraph-properties>
    </style:style>
    <style:style style:name="P152" style:parent-style-name="Normal" style:family="paragraph">
      <style:paragraph-properties fo:text-align="justify" fo:line-height="150%" fo:margin-left="0.5in">
        <style:tab-stops/>
      </style:paragraph-properties>
    </style:style>
    <style:style style:name="P153" style:parent-style-name="Normal" style:family="paragraph">
      <style:paragraph-properties fo:text-align="justify" fo:line-height="150%" fo:margin-left="0.5in">
        <style:tab-stops/>
      </style:paragraph-properties>
    </style:style>
    <style:style style:name="P154" style:parent-style-name="Normal" style:family="paragraph">
      <style:paragraph-properties fo:text-align="justify" fo:line-height="150%" fo:margin-left="0.5in">
        <style:tab-stops/>
      </style:paragraph-properties>
    </style:style>
    <style:style style:name="P155" style:parent-style-name="Normal" style:family="paragraph">
      <style:paragraph-properties fo:text-align="justify" fo:line-height="150%" fo:margin-left="0.5in">
        <style:tab-stops/>
      </style:paragraph-properties>
    </style:style>
    <style:style style:name="P156" style:parent-style-name="Normal" style:family="paragraph">
      <style:paragraph-properties fo:text-align="justify" fo:line-height="150%" fo:margin-left="0.5in">
        <style:tab-stops/>
      </style:paragraph-properties>
    </style:style>
    <style:style style:name="P157" style:parent-style-name="Normal" style:family="paragraph">
      <style:paragraph-properties fo:text-align="justify" fo:line-height="150%" fo:margin-left="0.5in">
        <style:tab-stops/>
      </style:paragraph-properties>
    </style:style>
    <style:style style:name="P158" style:parent-style-name="Normal" style:family="paragraph">
      <style:paragraph-properties fo:text-align="justify" fo:line-height="150%" fo:margin-left="0.5in">
        <style:tab-stops/>
      </style:paragraph-properties>
    </style:style>
    <style:style style:name="P159" style:parent-style-name="Normal" style:family="paragraph">
      <style:paragraph-properties fo:text-align="justify" fo:line-height="150%" fo:margin-left="0.5in">
        <style:tab-stops/>
      </style:paragraph-properties>
    </style:style>
    <style:style style:name="P160" style:parent-style-name="Normal" style:family="paragraph">
      <style:paragraph-properties fo:text-align="justify" fo:line-height="150%"/>
    </style:style>
    <style:style style:name="P161" style:parent-style-name="Normal" style:family="paragraph">
      <style:paragraph-properties fo:text-align="justify" fo:line-height="150%"/>
    </style:style>
    <style:style style:name="P162" style:parent-style-name="Normal" style:family="paragraph">
      <style:paragraph-properties fo:text-align="justify" fo:line-height="150%" fo:margin-left="0.5in">
        <style:tab-stops/>
      </style:paragraph-properties>
    </style:style>
    <style:style style:name="P163" style:parent-style-name="Normal" style:family="paragraph">
      <style:paragraph-properties fo:text-align="justify" fo:line-height="150%" fo:margin-left="0.5in">
        <style:tab-stops/>
      </style:paragraph-properties>
    </style:style>
    <style:style style:name="P164" style:parent-style-name="Normal" style:family="paragraph">
      <style:paragraph-properties fo:text-align="justify" fo:line-height="150%" fo:margin-left="0.5in">
        <style:tab-stops/>
      </style:paragraph-properties>
    </style:style>
    <style:style style:name="P165" style:parent-style-name="Normal" style:family="paragraph">
      <style:paragraph-properties fo:text-align="justify" fo:line-height="150%" fo:margin-left="0.5in">
        <style:tab-stops/>
      </style:paragraph-properties>
    </style:style>
    <style:style style:name="P166" style:parent-style-name="Normal" style:family="paragraph">
      <style:paragraph-properties fo:text-align="justify" fo:line-height="150%" fo:margin-left="0.5in">
        <style:tab-stops/>
      </style:paragraph-properties>
    </style:style>
    <style:style style:name="P167" style:parent-style-name="Normal" style:family="paragraph">
      <style:paragraph-properties fo:text-align="justify" fo:line-height="150%" fo:margin-left="0.5in">
        <style:tab-stops/>
      </style:paragraph-properties>
    </style:style>
    <style:style style:name="P168" style:parent-style-name="Normal" style:family="paragraph">
      <style:paragraph-properties fo:text-align="justify" fo:line-height="150%" fo:margin-left="0.5in">
        <style:tab-stops/>
      </style:paragraph-properties>
    </style:style>
    <style:style style:name="P169" style:parent-style-name="Normal" style:family="paragraph">
      <style:paragraph-properties fo:text-align="justify" fo:line-height="150%" fo:margin-left="0.5in">
        <style:tab-stops/>
      </style:paragraph-properties>
    </style:style>
    <style:style style:name="P170" style:parent-style-name="Normal" style:family="paragraph">
      <style:paragraph-properties fo:text-align="justify" fo:line-height="150%" fo:margin-left="0.5in">
        <style:tab-stops/>
      </style:paragraph-properties>
    </style:style>
    <style:style style:name="P171" style:parent-style-name="Normal" style:family="paragraph">
      <style:paragraph-properties fo:text-align="justify" fo:line-height="150%" fo:margin-left="0.5in">
        <style:tab-stops/>
      </style:paragraph-properties>
    </style:style>
    <style:style style:name="P172" style:parent-style-name="Normal" style:family="paragraph">
      <style:paragraph-properties fo:text-align="justify" fo:line-height="150%" fo:margin-left="0.5in">
        <style:tab-stops/>
      </style:paragraph-properties>
    </style:style>
    <style:style style:name="P173" style:parent-style-name="Normal" style:family="paragraph">
      <style:paragraph-properties fo:text-align="justify" fo:line-height="150%" fo:margin-left="0.5in">
        <style:tab-stops/>
      </style:paragraph-properties>
    </style:style>
    <style:style style:name="P174" style:parent-style-name="Normal" style:family="paragraph">
      <style:paragraph-properties fo:text-align="justify" fo:line-height="150%" fo:margin-left="0.5in">
        <style:tab-stops/>
      </style:paragraph-properties>
    </style:style>
    <style:style style:name="P175" style:parent-style-name="Normal" style:family="paragraph">
      <style:paragraph-properties fo:text-align="justify" fo:line-height="150%" fo:margin-left="0.5in">
        <style:tab-stops/>
      </style:paragraph-properties>
    </style:style>
    <style:style style:name="P176" style:parent-style-name="Normal" style:family="paragraph">
      <style:paragraph-properties fo:text-align="justify" fo:line-height="150%" fo:margin-left="0.5in">
        <style:tab-stops/>
      </style:paragraph-properties>
    </style:style>
    <style:style style:name="P177" style:parent-style-name="Normal" style:family="paragraph">
      <style:paragraph-properties fo:text-align="justify" fo:line-height="150%" fo:margin-left="0.5in">
        <style:tab-stops/>
      </style:paragraph-properties>
    </style:style>
    <style:style style:name="P178" style:parent-style-name="Normal" style:family="paragraph">
      <style:paragraph-properties fo:text-align="justify" fo:line-height="150%" fo:margin-left="0.5in">
        <style:tab-stops/>
      </style:paragraph-properties>
    </style:style>
    <style:style style:name="P179" style:parent-style-name="Normal" style:family="paragraph">
      <style:paragraph-properties fo:text-align="justify" fo:line-height="150%" fo:margin-left="0.5in">
        <style:tab-stops/>
      </style:paragraph-properties>
    </style:style>
    <style:style style:name="P180" style:parent-style-name="Normal" style:family="paragraph">
      <style:paragraph-properties fo:text-align="justify" fo:line-height="150%" fo:margin-left="0.5in">
        <style:tab-stops/>
      </style:paragraph-properties>
    </style:style>
    <style:style style:name="P181" style:parent-style-name="Normal" style:family="paragraph">
      <style:paragraph-properties fo:text-align="justify" fo:line-height="150%" fo:margin-left="0.5in">
        <style:tab-stops/>
      </style:paragraph-properties>
    </style:style>
    <style:style style:name="P182" style:parent-style-name="Normal" style:family="paragraph">
      <style:paragraph-properties fo:text-align="justify" fo:line-height="150%" fo:margin-left="0.5in">
        <style:tab-stops/>
      </style:paragraph-properties>
      <style:text-properties fo:font-weight="bold" style:font-weight-asian="bold" style:font-weight-complex="bold"/>
    </style:style>
    <style:style style:name="P183" style:parent-style-name="Normal" style:family="paragraph">
      <style:paragraph-properties fo:text-align="justify" fo:line-height="150%" fo:margin-left="0.5in">
        <style:tab-stops/>
      </style:paragraph-properties>
      <style:text-properties fo:font-weight="bold" style:font-weight-asian="bold" style:font-weight-complex="bold"/>
    </style:style>
    <style:style style:name="P184" style:parent-style-name="Normal" style:family="paragraph">
      <style:paragraph-properties fo:text-align="justify" fo:line-height="150%" fo:margin-left="0.5in">
        <style:tab-stops/>
      </style:paragraph-properties>
      <style:text-properties fo:font-weight="bold" style:font-weight-asian="bold" style:font-weight-complex="bold"/>
    </style:style>
    <style:style style:name="P185" style:parent-style-name="Normal" style:family="paragraph">
      <style:paragraph-properties fo:text-align="justify" fo:line-height="150%" fo:margin-left="0.5in">
        <style:tab-stops/>
      </style:paragraph-properties>
      <style:text-properties fo:font-weight="bold" style:font-weight-asian="bold" style:font-weight-complex="bold"/>
    </style:style>
    <style:style style:name="P186" style:parent-style-name="Normal" style:family="paragraph">
      <style:paragraph-properties fo:text-align="justify" fo:line-height="150%" fo:margin-left="0.5in">
        <style:tab-stops/>
      </style:paragraph-properties>
    </style:style>
    <style:style style:name="P187" style:parent-style-name="Normal" style:family="paragraph">
      <style:paragraph-properties fo:text-align="justify" fo:line-height="150%" fo:margin-left="0.5in">
        <style:tab-stops/>
      </style:paragraph-properties>
    </style:style>
    <style:style style:name="P188" style:parent-style-name="Normal" style:family="paragraph">
      <style:paragraph-properties fo:text-align="justify" fo:line-height="150%" fo:margin-left="0.5in">
        <style:tab-stops/>
      </style:paragraph-properties>
    </style:style>
    <style:style style:name="P189" style:parent-style-name="Normal" style:family="paragraph">
      <style:paragraph-properties fo:text-align="justify" fo:line-height="150%" fo:margin-left="0.5in">
        <style:tab-stops/>
      </style:paragraph-properties>
    </style:style>
    <style:style style:name="P190" style:parent-style-name="Normal" style:family="paragraph">
      <style:paragraph-properties fo:text-align="justify" fo:line-height="150%" fo:margin-left="0.5in">
        <style:tab-stops/>
      </style:paragraph-properties>
    </style:style>
    <style:style style:name="P191" style:parent-style-name="Normal" style:family="paragraph">
      <style:paragraph-properties fo:text-align="justify" fo:line-height="150%" fo:margin-left="0.5in">
        <style:tab-stops/>
      </style:paragraph-properties>
    </style:style>
    <style:style style:name="P192" style:parent-style-name="Normal" style:family="paragraph">
      <style:paragraph-properties fo:text-align="justify" fo:line-height="150%" fo:margin-left="0.5in">
        <style:tab-stops/>
      </style:paragraph-properties>
    </style:style>
    <style:style style:name="P193" style:parent-style-name="Normal" style:family="paragraph">
      <style:paragraph-properties fo:text-align="justify" fo:line-height="150%" fo:margin-left="0.5in">
        <style:tab-stops/>
      </style:paragraph-properties>
    </style:style>
    <style:style style:name="P194" style:parent-style-name="Normal" style:family="paragraph">
      <style:paragraph-properties fo:text-align="justify" fo:line-height="150%" fo:margin-left="0.5in">
        <style:tab-stops/>
      </style:paragraph-properties>
    </style:style>
    <style:style style:name="P195" style:parent-style-name="Normal" style:family="paragraph">
      <style:paragraph-properties fo:text-align="justify" fo:line-height="150%" fo:margin-left="0.5in">
        <style:tab-stops/>
      </style:paragraph-properties>
    </style:style>
    <style:style style:name="P196" style:parent-style-name="Normal" style:family="paragraph">
      <style:paragraph-properties fo:text-align="justify" fo:line-height="150%" fo:margin-left="0.5in">
        <style:tab-stops/>
      </style:paragraph-properties>
    </style:style>
    <style:style style:name="P197" style:parent-style-name="Normal" style:family="paragraph">
      <style:paragraph-properties fo:text-align="justify" fo:line-height="150%" fo:margin-left="0.5in">
        <style:tab-stops/>
      </style:paragraph-properties>
    </style:style>
    <style:style style:name="P198" style:parent-style-name="Normal" style:family="paragraph">
      <style:paragraph-properties fo:text-align="justify" fo:line-height="150%" fo:margin-left="0.5in">
        <style:tab-stops/>
      </style:paragraph-properties>
    </style:style>
    <style:style style:name="P199" style:parent-style-name="Normal" style:family="paragraph">
      <style:paragraph-properties fo:text-align="justify" fo:line-height="150%" fo:margin-left="0.5in">
        <style:tab-stops/>
      </style:paragraph-properties>
    </style:style>
    <style:style style:name="P200" style:parent-style-name="Normal" style:family="paragraph">
      <style:paragraph-properties fo:text-align="justify" fo:line-height="150%" fo:margin-left="0.5in">
        <style:tab-stops/>
      </style:paragraph-properties>
    </style:style>
    <style:style style:name="P201" style:parent-style-name="Normal" style:family="paragraph">
      <style:paragraph-properties fo:text-align="justify" fo:line-height="150%" fo:margin-left="0.5in">
        <style:tab-stops/>
      </style:paragraph-properties>
    </style:style>
    <style:style style:name="P202" style:parent-style-name="Normal" style:family="paragraph">
      <style:paragraph-properties fo:text-align="justify" fo:line-height="150%" fo:margin-left="0.5in">
        <style:tab-stops/>
      </style:paragraph-properties>
    </style:style>
    <style:style style:name="P203" style:parent-style-name="Normal" style:family="paragraph">
      <style:paragraph-properties fo:text-align="justify" fo:line-height="150%" fo:margin-left="0.5in">
        <style:tab-stops/>
      </style:paragraph-properties>
    </style:style>
    <style:style style:name="P204" style:parent-style-name="Normal" style:family="paragraph">
      <style:paragraph-properties fo:text-align="justify" fo:line-height="150%" fo:margin-left="0.5in">
        <style:tab-stops/>
      </style:paragraph-properties>
    </style:style>
    <style:style style:name="P205" style:parent-style-name="Normal" style:family="paragraph">
      <style:paragraph-properties fo:text-align="justify" fo:line-height="150%" fo:margin-left="0.5in">
        <style:tab-stops/>
      </style:paragraph-properties>
    </style:style>
    <style:style style:name="P206" style:parent-style-name="Normal" style:family="paragraph">
      <style:paragraph-properties fo:text-align="justify" fo:line-height="150%" fo:margin-left="0.5in">
        <style:tab-stops/>
      </style:paragraph-properties>
    </style:style>
    <style:style style:name="P207" style:parent-style-name="Normal" style:family="paragraph">
      <style:paragraph-properties fo:text-align="justify" fo:line-height="150%" fo:margin-left="0.5in">
        <style:tab-stops/>
      </style:paragraph-properties>
    </style:style>
    <style:style style:name="P208" style:parent-style-name="Normal" style:family="paragraph">
      <style:paragraph-properties fo:text-align="justify" fo:line-height="150%"/>
    </style:style>
    <style:style style:name="P209" style:parent-style-name="Normal" style:family="paragraph">
      <style:paragraph-properties fo:text-align="justify" fo:line-height="150%"/>
    </style:style>
    <style:style style:name="P210" style:parent-style-name="Normal" style:family="paragraph">
      <style:paragraph-properties fo:text-align="justify" fo:line-height="150%"/>
    </style:style>
    <style:style style:name="P211" style:parent-style-name="Normal" style:family="paragraph">
      <style:paragraph-properties fo:text-align="justify" fo:line-height="150%"/>
    </style:style>
    <style:style style:name="P212" style:parent-style-name="Normal" style:family="paragraph">
      <style:paragraph-properties fo:text-align="justify" fo:line-height="150%"/>
    </style:style>
    <style:style style:name="P213" style:parent-style-name="Normal" style:family="paragraph">
      <style:paragraph-properties fo:text-align="justify" fo:line-height="150%"/>
    </style:style>
    <style:style style:name="P214" style:parent-style-name="Normal" style:family="paragraph">
      <style:paragraph-properties fo:text-align="justify" fo:line-height="150%"/>
    </style:style>
    <style:style style:name="P215" style:parent-style-name="Normal" style:family="paragraph">
      <style:paragraph-properties fo:text-align="justify" fo:line-height="150%"/>
    </style:style>
    <style:style style:name="P216" style:parent-style-name="Normal" style:family="paragraph">
      <style:paragraph-properties fo:text-align="justify" fo:line-height="150%"/>
    </style:style>
    <style:style style:name="P217" style:parent-style-name="Normal" style:family="paragraph">
      <style:paragraph-properties fo:text-align="justify" fo:line-height="150%"/>
    </style:style>
    <style:style style:name="P218" style:parent-style-name="Normal" style:family="paragraph">
      <style:paragraph-properties fo:text-align="justify" fo:line-height="150%"/>
    </style:style>
    <style:style style:name="P219" style:parent-style-name="Normal" style:family="paragraph">
      <style:paragraph-properties fo:text-align="justify" fo:line-height="150%"/>
      <style:text-properties fo:font-weight="bold" style:font-weight-asian="bold" style:font-weight-complex="bold"/>
    </style:style>
    <style:style style:name="P220" style:parent-style-name="Normal" style:family="paragraph">
      <style:paragraph-properties fo:text-align="justify" fo:line-height="150%"/>
    </style:style>
    <style:style style:name="P221" style:parent-style-name="Normal" style:family="paragraph">
      <style:paragraph-properties fo:text-align="justify" fo:line-height="150%"/>
    </style:style>
    <style:style style:name="P222" style:parent-style-name="Normal" style:family="paragraph">
      <style:paragraph-properties fo:text-align="justify" fo:line-height="150%"/>
    </style:style>
    <style:style style:name="P223" style:parent-style-name="Normal" style:family="paragraph">
      <style:paragraph-properties fo:text-align="justify" fo:line-height="150%"/>
    </style:style>
    <style:style style:name="P224" style:parent-style-name="Normal" style:family="paragraph">
      <style:paragraph-properties fo:text-align="justify" fo:line-height="150%"/>
    </style:style>
    <style:style style:name="P225" style:parent-style-name="Normal" style:family="paragraph">
      <style:paragraph-properties fo:text-align="justify" fo:line-height="150%"/>
    </style:style>
    <style:style style:name="P226" style:parent-style-name="Normal" style:family="paragraph">
      <style:paragraph-properties fo:text-align="justify" fo:line-height="150%"/>
    </style:style>
    <style:style style:name="P227" style:parent-style-name="Normal" style:family="paragraph">
      <style:paragraph-properties fo:text-align="justify" fo:line-height="150%"/>
    </style:style>
    <style:style style:name="P228" style:parent-style-name="Normal" style:family="paragraph">
      <style:paragraph-properties fo:text-align="justify" fo:line-height="150%"/>
    </style:style>
    <style:style style:name="P229" style:parent-style-name="Normal" style:family="paragraph">
      <style:paragraph-properties fo:text-align="justify" fo:line-height="150%"/>
    </style:style>
    <style:style style:name="P230" style:parent-style-name="Normal" style:family="paragraph">
      <style:paragraph-properties fo:text-align="justify" fo:line-height="150%"/>
    </style:style>
    <style:style style:name="P231" style:parent-style-name="Normal" style:family="paragraph">
      <style:paragraph-properties fo:text-align="justify" fo:line-height="150%"/>
    </style:style>
    <style:style style:name="P232" style:parent-style-name="Normal" style:family="paragraph">
      <style:paragraph-properties fo:text-align="justify" fo:line-height="150%"/>
    </style:style>
    <style:style style:name="P233" style:parent-style-name="Normal" style:family="paragraph">
      <style:paragraph-properties fo:text-align="justify" fo:line-height="150%"/>
    </style:style>
    <style:style style:name="P234" style:parent-style-name="Normal" style:family="paragraph">
      <style:paragraph-properties fo:text-align="justify" fo:line-height="150%"/>
    </style:style>
    <style:style style:name="P235" style:parent-style-name="Normal" style:family="paragraph">
      <style:paragraph-properties fo:text-align="justify" fo:line-height="150%"/>
    </style:style>
    <style:style style:name="P236" style:parent-style-name="Normal" style:family="paragraph">
      <style:paragraph-properties fo:text-align="justify" fo:line-height="150%"/>
    </style:style>
    <style:style style:name="P237" style:parent-style-name="Normal" style:family="paragraph">
      <style:paragraph-properties fo:text-align="justify" fo:line-height="150%"/>
    </style:style>
    <style:style style:name="P238" style:parent-style-name="Normal" style:family="paragraph">
      <style:paragraph-properties fo:text-align="justify" fo:line-height="150%"/>
    </style:style>
    <style:style style:name="P239" style:parent-style-name="Normal" style:family="paragraph">
      <style:paragraph-properties fo:text-align="justify" fo:line-height="150%"/>
    </style:style>
    <style:style style:name="P240" style:parent-style-name="Normal" style:family="paragraph">
      <style:paragraph-properties fo:text-align="justify" fo:line-height="150%"/>
    </style:style>
    <style:style style:name="P241" style:parent-style-name="Normal" style:family="paragraph">
      <style:paragraph-properties fo:text-align="justify" fo:line-height="150%"/>
    </style:style>
    <style:style style:name="P242" style:parent-style-name="Normal" style:family="paragraph">
      <style:paragraph-properties fo:text-align="justify" fo:line-height="150%"/>
    </style:style>
    <style:style style:name="P243" style:parent-style-name="Normal" style:family="paragraph">
      <style:paragraph-properties fo:text-align="justify" fo:line-height="150%"/>
    </style:style>
    <style:style style:name="P244" style:parent-style-name="Normal" style:family="paragraph">
      <style:paragraph-properties fo:line-height="150%"/>
    </style:style>
    <style:style style:name="P245" style:parent-style-name="Normal" style:family="paragraph">
      <style:paragraph-properties fo:line-height="150%"/>
    </style:style>
    <style:style style:name="P246" style:parent-style-name="Normal" style:family="paragraph">
      <style:paragraph-properties fo:line-height="150%"/>
    </style:style>
    <style:style style:name="P247" style:parent-style-name="Normal" style:family="paragraph">
      <style:paragraph-properties fo:line-height="150%"/>
    </style:style>
    <style:style style:name="P248" style:parent-style-name="Normal" style:family="paragraph">
      <style:paragraph-properties fo:line-height="150%"/>
    </style:style>
    <style:style style:name="P249" style:parent-style-name="Normal" style:family="paragraph">
      <style:paragraph-properties fo:line-height="150%"/>
    </style:style>
    <style:style style:name="P250" style:parent-style-name="Normal" style:family="paragraph">
      <style:paragraph-properties fo:line-height="150%"/>
    </style:style>
    <style:style style:name="P251" style:parent-style-name="Normal" style:family="paragraph">
      <style:paragraph-properties fo:line-height="150%"/>
    </style:style>
    <style:style style:name="P252" style:parent-style-name="Normal" style:family="paragraph">
      <style:paragraph-properties fo:line-height="150%"/>
      <style:text-properties fo:font-weight="bold" style:font-weight-asian="bold" style:font-weight-complex="bold"/>
    </style:style>
    <style:style style:name="P253" style:parent-style-name="Normal" style:family="paragraph">
      <style:paragraph-properties fo:line-height="150%"/>
    </style:style>
    <style:style style:name="P254" style:parent-style-name="Normal" style:family="paragraph">
      <style:paragraph-properties fo:line-height="150%"/>
    </style:style>
    <style:style style:name="P255" style:parent-style-name="Normal" style:family="paragraph">
      <style:paragraph-properties fo:line-height="150%"/>
    </style:style>
    <style:style style:name="P256" style:parent-style-name="Normal" style:family="paragraph">
      <style:paragraph-properties fo:line-height="150%"/>
    </style:style>
    <style:style style:name="P257" style:parent-style-name="Normal" style:family="paragraph">
      <style:paragraph-properties fo:line-height="150%"/>
    </style:style>
    <style:style style:name="P258" style:parent-style-name="Normal" style:family="paragraph">
      <style:paragraph-properties fo:line-height="150%"/>
    </style:style>
    <style:style style:name="P259" style:parent-style-name="Normal" style:family="paragraph">
      <style:paragraph-properties fo:line-height="150%"/>
    </style:style>
    <style:style style:name="P260" style:parent-style-name="Normal" style:family="paragraph">
      <style:paragraph-properties fo:line-height="150%"/>
    </style:style>
    <style:style style:name="P261" style:parent-style-name="Normal" style:family="paragraph">
      <style:paragraph-properties fo:line-height="150%"/>
    </style:style>
    <style:style style:name="P262" style:parent-style-name="Normal" style:family="paragraph">
      <style:paragraph-properties fo:line-height="150%"/>
    </style:style>
    <style:style style:name="P263" style:parent-style-name="Normal" style:family="paragraph">
      <style:paragraph-properties fo:line-height="150%"/>
    </style:style>
    <style:style style:name="P264" style:parent-style-name="Normal" style:family="paragraph">
      <style:paragraph-properties fo:line-height="150%"/>
    </style:style>
    <style:style style:name="P265" style:parent-style-name="Normal" style:family="paragraph">
      <style:paragraph-properties fo:line-height="150%"/>
    </style:style>
    <style:style style:name="P266" style:parent-style-name="Normal" style:family="paragraph">
      <style:paragraph-properties fo:line-height="150%"/>
    </style:style>
    <style:style style:name="P267" style:parent-style-name="Normal" style:family="paragraph">
      <style:paragraph-properties fo:line-height="150%"/>
    </style:style>
    <style:style style:name="P268" style:parent-style-name="Normal" style:family="paragraph">
      <style:paragraph-properties fo:line-height="150%"/>
    </style:style>
    <style:style style:name="P269" style:parent-style-name="Normal" style:family="paragraph">
      <style:paragraph-properties fo:line-height="150%"/>
    </style:style>
    <style:style style:name="P270" style:parent-style-name="Normal" style:family="paragraph">
      <style:paragraph-properties fo:line-height="150%"/>
    </style:style>
    <style:style style:name="P271" style:parent-style-name="Normal" style:family="paragraph">
      <style:paragraph-properties fo:line-height="150%"/>
    </style:style>
    <style:style style:name="P272" style:parent-style-name="Normal" style:family="paragraph">
      <style:paragraph-properties fo:line-height="150%"/>
    </style:style>
    <style:style style:name="P273" style:parent-style-name="Normal" style:family="paragraph">
      <style:paragraph-properties fo:line-height="150%"/>
    </style:style>
    <style:style style:name="P274" style:parent-style-name="Normal" style:family="paragraph">
      <style:paragraph-properties fo:line-height="150%"/>
    </style:style>
    <style:style style:name="P275" style:parent-style-name="Normal" style:family="paragraph">
      <style:paragraph-properties fo:line-height="150%"/>
    </style:style>
    <style:style style:name="P276" style:parent-style-name="Normal" style:family="paragraph">
      <style:paragraph-properties fo:line-height="150%"/>
    </style:style>
    <style:style style:name="P277" style:parent-style-name="Normal" style:family="paragraph">
      <style:paragraph-properties fo:line-height="150%"/>
    </style:style>
    <style:style style:name="P278" style:parent-style-name="Normal" style:family="paragraph">
      <style:paragraph-properties fo:line-height="150%"/>
    </style:style>
    <style:style style:name="P279" style:parent-style-name="Normal" style:family="paragraph">
      <style:paragraph-properties fo:line-height="150%"/>
    </style:style>
    <style:style style:name="P280" style:parent-style-name="Normal" style:family="paragraph">
      <style:paragraph-properties fo:line-height="150%"/>
    </style:style>
    <style:style style:name="P281" style:parent-style-name="Normal" style:family="paragraph">
      <style:paragraph-properties fo:line-height="150%"/>
    </style:style>
    <style:style style:name="P282" style:parent-style-name="Normal" style:family="paragraph">
      <style:paragraph-properties fo:line-height="150%"/>
    </style:style>
    <style:style style:name="P283" style:parent-style-name="Normal" style:family="paragraph">
      <style:paragraph-properties fo:line-height="150%"/>
    </style:style>
    <style:style style:name="P284" style:parent-style-name="Normal" style:family="paragraph">
      <style:paragraph-properties fo:line-height="150%"/>
    </style:style>
    <style:style style:name="P285" style:parent-style-name="Normal" style:family="paragraph">
      <style:paragraph-properties fo:line-height="150%"/>
    </style:style>
    <style:style style:name="P286" style:parent-style-name="Normal" style:family="paragraph">
      <style:paragraph-properties fo:line-height="150%"/>
    </style:style>
    <style:style style:name="P287" style:parent-style-name="Normal" style:family="paragraph">
      <style:paragraph-properties fo:line-height="150%"/>
    </style:style>
    <style:style style:name="P288" style:parent-style-name="Normal" style:family="paragraph">
      <style:paragraph-properties fo:line-height="150%"/>
    </style:style>
    <style:style style:name="P289" style:parent-style-name="Normal" style:family="paragraph">
      <style:paragraph-properties fo:line-height="150%"/>
    </style:style>
    <style:style style:name="P290" style:parent-style-name="Normal" style:family="paragraph">
      <style:paragraph-properties fo:line-height="150%"/>
    </style:style>
    <style:style style:name="P291" style:parent-style-name="Normal" style:family="paragraph">
      <style:paragraph-properties fo:line-height="150%"/>
    </style:style>
    <style:style style:name="P292" style:parent-style-name="Normal" style:family="paragraph">
      <style:paragraph-properties fo:line-height="150%"/>
    </style:style>
    <style:style style:name="P293" style:parent-style-name="Normal" style:family="paragraph">
      <style:paragraph-properties fo:line-height="150%"/>
    </style:style>
    <style:style style:name="P294" style:parent-style-name="Normal" style:family="paragraph">
      <style:paragraph-properties fo:line-height="150%"/>
    </style:style>
    <style:style style:name="P295" style:parent-style-name="Normal" style:family="paragraph">
      <style:paragraph-properties fo:line-height="150%"/>
    </style:style>
    <style:style style:name="P296" style:parent-style-name="Normal" style:family="paragraph">
      <style:paragraph-properties fo:line-height="150%"/>
    </style:style>
    <style:style style:name="P297" style:parent-style-name="Normal" style:family="paragraph">
      <style:paragraph-properties fo:line-height="150%"/>
    </style:style>
    <style:style style:name="P298" style:parent-style-name="Normal" style:family="paragraph">
      <style:paragraph-properties fo:line-height="150%"/>
    </style:style>
    <style:style style:name="P299" style:parent-style-name="Normal" style:family="paragraph">
      <style:paragraph-properties fo:line-height="150%"/>
    </style:style>
    <style:style style:name="P300" style:parent-style-name="Normal" style:family="paragraph">
      <style:paragraph-properties fo:line-height="150%"/>
    </style:style>
    <style:style style:name="P301" style:parent-style-name="Normal" style:family="paragraph">
      <style:paragraph-properties fo:line-height="150%"/>
    </style:style>
    <style:style style:name="P302" style:parent-style-name="Normal" style:family="paragraph">
      <style:paragraph-properties fo:line-height="150%"/>
    </style:style>
    <style:style style:name="P303" style:parent-style-name="Normal" style:family="paragraph">
      <style:paragraph-properties fo:line-height="150%"/>
    </style:style>
    <style:style style:name="P304" style:parent-style-name="Normal" style:family="paragraph">
      <style:paragraph-properties fo:line-height="150%"/>
    </style:style>
    <style:style style:name="P305" style:parent-style-name="Normal" style:family="paragraph">
      <style:paragraph-properties fo:line-height="150%"/>
    </style:style>
    <style:style style:name="P306" style:parent-style-name="Normal" style:family="paragraph">
      <style:paragraph-properties fo:line-height="150%"/>
    </style:style>
    <style:style style:name="P307" style:parent-style-name="Normal" style:family="paragraph">
      <style:paragraph-properties fo:line-height="150%"/>
    </style:style>
    <style:style style:name="P308" style:parent-style-name="Normal" style:family="paragraph">
      <style:paragraph-properties fo:line-height="150%"/>
    </style:style>
    <style:style style:name="P309" style:parent-style-name="Normal" style:family="paragraph">
      <style:paragraph-properties fo:line-height="150%"/>
    </style:style>
    <style:style style:name="P310" style:parent-style-name="Normal" style:family="paragraph">
      <style:paragraph-properties fo:line-height="150%"/>
    </style:style>
    <style:style style:name="P311" style:parent-style-name="Normal" style:family="paragraph">
      <style:paragraph-properties fo:line-height="150%"/>
    </style:style>
    <style:style style:name="P312" style:parent-style-name="Normal" style:family="paragraph">
      <style:paragraph-properties fo:line-height="150%"/>
    </style:style>
    <style:style style:name="P313" style:parent-style-name="Normal" style:family="paragraph">
      <style:paragraph-properties fo:line-height="150%"/>
    </style:style>
    <style:style style:name="P314" style:parent-style-name="Normal" style:family="paragraph">
      <style:paragraph-properties fo:line-height="150%"/>
    </style:style>
    <style:style style:name="P315" style:parent-style-name="Normal" style:family="paragraph">
      <style:paragraph-properties fo:line-height="150%"/>
    </style:style>
    <style:style style:name="P316" style:parent-style-name="Normal" style:family="paragraph">
      <style:paragraph-properties fo:line-height="150%"/>
    </style:style>
    <style:style style:name="P317" style:parent-style-name="Normal" style:family="paragraph">
      <style:paragraph-properties fo:line-height="150%"/>
    </style:style>
    <style:style style:name="P318" style:parent-style-name="Normal" style:family="paragraph">
      <style:paragraph-properties fo:line-height="150%"/>
    </style:style>
    <style:style style:name="P319" style:parent-style-name="Normal" style:family="paragraph">
      <style:paragraph-properties fo:line-height="150%"/>
    </style:style>
    <style:style style:name="P320" style:parent-style-name="Normal" style:family="paragraph">
      <style:paragraph-properties fo:line-height="150%"/>
    </style:style>
    <style:style style:name="P321" style:parent-style-name="Normal" style:family="paragraph">
      <style:paragraph-properties fo:line-height="150%"/>
    </style:style>
    <style:style style:name="P322" style:parent-style-name="Normal" style:family="paragraph">
      <style:paragraph-properties fo:line-height="150%"/>
    </style:style>
    <style:style style:name="P323" style:parent-style-name="Normal" style:family="paragraph">
      <style:paragraph-properties fo:line-height="150%"/>
    </style:style>
    <style:style style:name="P324" style:parent-style-name="Normal" style:family="paragraph">
      <style:paragraph-properties fo:line-height="150%"/>
    </style:style>
    <style:style style:name="P325" style:parent-style-name="Normal" style:family="paragraph">
      <style:paragraph-properties fo:line-height="150%"/>
    </style:style>
    <style:style style:name="P326" style:parent-style-name="Normal" style:family="paragraph">
      <style:paragraph-properties fo:line-height="150%"/>
    </style:style>
    <style:style style:name="P327" style:parent-style-name="Normal" style:family="paragraph">
      <style:paragraph-properties fo:line-height="150%"/>
    </style:style>
    <style:style style:name="P328" style:parent-style-name="Normal" style:family="paragraph">
      <style:paragraph-properties fo:line-height="150%"/>
    </style:style>
    <style:style style:name="P329" style:parent-style-name="Normal" style:family="paragraph">
      <style:paragraph-properties fo:line-height="150%"/>
    </style:style>
    <style:style style:name="P330" style:parent-style-name="Normal" style:family="paragraph">
      <style:paragraph-properties fo:line-height="150%"/>
    </style:style>
    <style:style style:name="P331" style:parent-style-name="Normal" style:family="paragraph">
      <style:paragraph-properties fo:line-height="150%"/>
    </style:style>
    <style:style style:name="P332" style:parent-style-name="Normal" style:family="paragraph">
      <style:paragraph-properties fo:line-height="150%"/>
    </style:style>
    <style:style style:name="P333" style:parent-style-name="Normal" style:family="paragraph">
      <style:paragraph-properties fo:line-height="150%"/>
    </style:style>
    <style:style style:name="P334" style:parent-style-name="Normal" style:family="paragraph">
      <style:paragraph-properties fo:line-height="150%"/>
    </style:style>
    <style:style style:name="P335" style:parent-style-name="Normal" style:family="paragraph">
      <style:paragraph-properties fo:line-height="150%"/>
    </style:style>
    <style:style style:name="P336" style:parent-style-name="Normal" style:family="paragraph">
      <style:paragraph-properties fo:line-height="150%"/>
    </style:style>
    <style:style style:name="P337" style:parent-style-name="Normal" style:family="paragraph">
      <style:paragraph-properties fo:line-height="150%"/>
    </style:style>
    <style:style style:name="P338" style:parent-style-name="Normal" style:family="paragraph">
      <style:paragraph-properties fo:line-height="150%"/>
    </style:style>
    <style:style style:name="P339" style:parent-style-name="Normal" style:family="paragraph">
      <style:paragraph-properties fo:line-height="150%"/>
    </style:style>
    <style:style style:name="P340" style:parent-style-name="Normal" style:family="paragraph">
      <style:paragraph-properties fo:line-height="150%"/>
    </style:style>
    <style:style style:name="P341" style:parent-style-name="Normal" style:family="paragraph">
      <style:paragraph-properties fo:line-height="150%"/>
    </style:style>
    <style:style style:name="P342" style:parent-style-name="Normal" style:family="paragraph">
      <style:paragraph-properties fo:line-height="150%"/>
    </style:style>
    <style:style style:name="P343" style:parent-style-name="Normal" style:family="paragraph">
      <style:paragraph-properties fo:line-height="150%"/>
    </style:style>
    <style:style style:name="P344" style:parent-style-name="Normal" style:family="paragraph">
      <style:paragraph-properties fo:line-height="150%"/>
    </style:style>
    <style:style style:name="P345" style:parent-style-name="Normal" style:family="paragraph">
      <style:paragraph-properties fo:line-height="150%"/>
    </style:style>
    <style:style style:name="P346" style:parent-style-name="Normal" style:family="paragraph">
      <style:paragraph-properties fo:line-height="150%"/>
    </style:style>
    <style:style style:name="P347" style:parent-style-name="Normal" style:family="paragraph">
      <style:paragraph-properties fo:line-height="150%"/>
    </style:style>
    <style:style style:name="P348" style:parent-style-name="Normal" style:family="paragraph">
      <style:paragraph-properties fo:line-height="150%"/>
    </style:style>
    <style:style style:name="P349" style:parent-style-name="Normal" style:family="paragraph">
      <style:paragraph-properties fo:line-height="150%"/>
    </style:style>
    <style:style style:name="P350" style:parent-style-name="Normal" style:family="paragraph">
      <style:paragraph-properties fo:line-height="150%"/>
    </style:style>
    <style:style style:name="P351" style:parent-style-name="Normal" style:family="paragraph">
      <style:paragraph-properties fo:line-height="150%"/>
    </style:style>
    <style:style style:name="P352" style:parent-style-name="Normal" style:family="paragraph">
      <style:paragraph-properties fo:line-height="150%"/>
    </style:style>
    <style:style style:name="P353" style:parent-style-name="Normal" style:family="paragraph">
      <style:paragraph-properties fo:line-height="150%"/>
    </style:style>
    <style:style style:name="P354" style:parent-style-name="Normal" style:family="paragraph">
      <style:paragraph-properties fo:line-height="150%"/>
    </style:style>
    <style:style style:name="P355" style:parent-style-name="Normal" style:family="paragraph">
      <style:paragraph-properties fo:line-height="150%"/>
    </style:style>
    <style:style style:name="P356" style:parent-style-name="Normal" style:family="paragraph">
      <style:paragraph-properties fo:line-height="150%"/>
    </style:style>
    <style:style style:name="P357" style:parent-style-name="Normal" style:family="paragraph">
      <style:paragraph-properties fo:line-height="150%"/>
    </style:style>
    <style:style style:name="P358" style:parent-style-name="Normal" style:family="paragraph">
      <style:paragraph-properties fo:line-height="150%"/>
    </style:style>
    <style:style style:name="P359" style:parent-style-name="Normal" style:family="paragraph">
      <style:paragraph-properties fo:line-height="150%"/>
    </style:style>
    <style:style style:name="P360" style:parent-style-name="Normal" style:family="paragraph">
      <style:paragraph-properties fo:line-height="150%"/>
    </style:style>
    <style:style style:name="P361" style:parent-style-name="Normal" style:family="paragraph">
      <style:paragraph-properties fo:line-height="150%"/>
    </style:style>
    <style:style style:name="P362" style:parent-style-name="Normal" style:family="paragraph">
      <style:paragraph-properties fo:line-height="150%"/>
    </style:style>
    <style:style style:name="P363" style:parent-style-name="Normal" style:family="paragraph">
      <style:paragraph-properties fo:line-height="150%"/>
    </style:style>
    <style:style style:name="P364" style:parent-style-name="Normal" style:family="paragraph">
      <style:paragraph-properties fo:line-height="150%"/>
    </style:style>
    <style:style style:name="P365" style:parent-style-name="Normal" style:family="paragraph">
      <style:paragraph-properties fo:line-height="150%"/>
    </style:style>
    <style:style style:name="P366" style:parent-style-name="Normal" style:family="paragraph">
      <style:paragraph-properties fo:line-height="150%"/>
    </style:style>
    <style:style style:name="P367" style:parent-style-name="Normal" style:family="paragraph">
      <style:paragraph-properties fo:line-height="150%"/>
    </style:style>
    <style:style style:name="P368" style:parent-style-name="Normal" style:family="paragraph">
      <style:paragraph-properties fo:line-height="150%"/>
    </style:style>
    <style:style style:name="P369" style:parent-style-name="Normal" style:family="paragraph">
      <style:paragraph-properties fo:line-height="150%"/>
    </style:style>
    <style:style style:name="P370" style:parent-style-name="Normal" style:family="paragraph">
      <style:paragraph-properties fo:line-height="150%"/>
    </style:style>
    <style:style style:name="P371" style:parent-style-name="Normal" style:family="paragraph">
      <style:paragraph-properties fo:line-height="150%"/>
    </style:style>
    <style:style style:name="P372" style:parent-style-name="Normal" style:family="paragraph">
      <style:paragraph-properties fo:line-height="150%"/>
    </style:style>
    <style:style style:name="P373" style:parent-style-name="Normal" style:family="paragraph">
      <style:paragraph-properties fo:line-height="150%"/>
    </style:style>
    <style:style style:name="P374" style:parent-style-name="Normal" style:family="paragraph">
      <style:paragraph-properties fo:line-height="150%"/>
    </style:style>
    <style:style style:name="P375" style:parent-style-name="Normal" style:family="paragraph">
      <style:paragraph-properties fo:line-height="150%"/>
    </style:style>
    <style:style style:name="P376" style:parent-style-name="Normal" style:family="paragraph">
      <style:paragraph-properties fo:line-height="150%"/>
    </style:style>
    <style:style style:name="P377" style:parent-style-name="Normal" style:family="paragraph">
      <style:paragraph-properties fo:line-height="150%"/>
    </style:style>
    <style:style style:name="P378" style:parent-style-name="Normal" style:family="paragraph">
      <style:paragraph-properties fo:line-height="150%"/>
    </style:style>
    <style:style style:name="P379" style:parent-style-name="Normal" style:family="paragraph">
      <style:paragraph-properties fo:line-height="150%"/>
    </style:style>
    <style:style style:name="P380" style:parent-style-name="Normal" style:family="paragraph">
      <style:paragraph-properties fo:line-height="150%"/>
    </style:style>
    <style:style style:name="P381" style:parent-style-name="Normal" style:family="paragraph">
      <style:paragraph-properties fo:line-height="150%"/>
    </style:style>
    <style:style style:name="P382" style:parent-style-name="Normal" style:family="paragraph">
      <style:paragraph-properties fo:line-height="150%"/>
    </style:style>
    <style:style style:name="P383" style:parent-style-name="Normal" style:family="paragraph">
      <style:paragraph-properties fo:line-height="150%"/>
    </style:style>
    <style:style style:name="P384" style:parent-style-name="Normal" style:family="paragraph">
      <style:paragraph-properties fo:line-height="150%"/>
    </style:style>
    <style:style style:name="P385" style:parent-style-name="Normal" style:family="paragraph">
      <style:paragraph-properties fo:line-height="150%"/>
    </style:style>
    <style:style style:name="P386" style:parent-style-name="Normal" style:family="paragraph">
      <style:paragraph-properties fo:line-height="150%"/>
    </style:style>
    <style:style style:name="P387" style:parent-style-name="Normal" style:family="paragraph">
      <style:paragraph-properties fo:line-height="150%"/>
    </style:style>
    <style:style style:name="P388" style:parent-style-name="Normal" style:family="paragraph">
      <style:paragraph-properties fo:line-height="150%"/>
    </style:style>
    <style:style style:name="P389" style:parent-style-name="Normal" style:family="paragraph">
      <style:paragraph-properties fo:line-height="150%"/>
    </style:style>
    <style:style style:name="P390" style:parent-style-name="Normal" style:family="paragraph">
      <style:paragraph-properties fo:line-height="150%"/>
    </style:style>
    <style:style style:name="P391" style:parent-style-name="Normal" style:family="paragraph">
      <style:paragraph-properties fo:line-height="150%"/>
    </style:style>
    <style:style style:name="P392" style:parent-style-name="Normal" style:family="paragraph">
      <style:paragraph-properties fo:line-height="150%"/>
    </style:style>
    <style:style style:name="P393" style:parent-style-name="Normal" style:family="paragraph">
      <style:paragraph-properties fo:line-height="150%"/>
    </style:style>
    <style:style style:name="P394" style:parent-style-name="Normal" style:family="paragraph">
      <style:paragraph-properties fo:line-height="150%"/>
    </style:style>
    <style:style style:name="P395" style:parent-style-name="Normal" style:family="paragraph">
      <style:paragraph-properties fo:line-height="150%"/>
    </style:style>
    <style:style style:name="P396" style:parent-style-name="Normal" style:family="paragraph">
      <style:paragraph-properties fo:line-height="150%"/>
    </style:style>
    <style:style style:name="P397" style:parent-style-name="Normal" style:family="paragraph">
      <style:paragraph-properties fo:line-height="150%"/>
    </style:style>
    <style:style style:name="P398" style:parent-style-name="Normal" style:family="paragraph">
      <style:paragraph-properties fo:line-height="150%"/>
    </style:style>
    <style:style style:name="P399" style:parent-style-name="Normal" style:family="paragraph">
      <style:paragraph-properties fo:line-height="150%"/>
    </style:style>
    <style:style style:name="P400" style:parent-style-name="Normal" style:family="paragraph">
      <style:paragraph-properties fo:line-height="150%"/>
    </style:style>
    <style:style style:name="P401" style:parent-style-name="Normal" style:family="paragraph">
      <style:paragraph-properties fo:line-height="150%"/>
    </style:style>
    <style:style style:name="P402" style:parent-style-name="Normal" style:family="paragraph">
      <style:paragraph-properties fo:line-height="150%"/>
    </style:style>
    <style:style style:name="P403" style:parent-style-name="Normal" style:family="paragraph">
      <style:paragraph-properties fo:line-height="150%"/>
    </style:style>
    <style:style style:name="P404" style:parent-style-name="Normal" style:family="paragraph">
      <style:paragraph-properties fo:line-height="150%"/>
    </style:style>
    <style:style style:name="P405" style:parent-style-name="Normal" style:family="paragraph">
      <style:paragraph-properties fo:line-height="150%"/>
    </style:style>
    <style:style style:name="P406" style:parent-style-name="Normal" style:family="paragraph">
      <style:paragraph-properties fo:line-height="150%"/>
    </style:style>
    <style:style style:name="P407" style:parent-style-name="Normal" style:family="paragraph">
      <style:paragraph-properties fo:line-height="150%"/>
    </style:style>
    <style:style style:name="P408" style:parent-style-name="Normal" style:family="paragraph">
      <style:paragraph-properties fo:line-height="150%"/>
    </style:style>
    <style:style style:name="P409" style:parent-style-name="Normal" style:family="paragraph">
      <style:paragraph-properties fo:line-height="150%"/>
    </style:style>
    <style:style style:name="P410" style:parent-style-name="Normal" style:family="paragraph">
      <style:paragraph-properties fo:line-height="150%"/>
    </style:style>
    <style:style style:name="P411" style:parent-style-name="Normal" style:family="paragraph">
      <style:paragraph-properties fo:line-height="150%"/>
    </style:style>
    <style:style style:name="P412" style:parent-style-name="Normal" style:family="paragraph">
      <style:paragraph-properties fo:line-height="150%"/>
    </style:style>
    <style:style style:name="P413" style:parent-style-name="Normal" style:family="paragraph">
      <style:paragraph-properties fo:line-height="150%"/>
    </style:style>
    <style:style style:name="P414" style:parent-style-name="Normal" style:family="paragraph">
      <style:paragraph-properties fo:line-height="150%"/>
    </style:style>
    <style:style style:name="P415" style:parent-style-name="Normal" style:family="paragraph">
      <style:paragraph-properties fo:line-height="150%"/>
    </style:style>
    <style:style style:name="P416" style:parent-style-name="Normal" style:family="paragraph">
      <style:paragraph-properties fo:line-height="150%"/>
    </style:style>
    <style:style style:name="P417" style:parent-style-name="Normal" style:family="paragraph">
      <style:paragraph-properties fo:line-height="150%"/>
    </style:style>
    <style:style style:name="P418" style:parent-style-name="Normal" style:family="paragraph">
      <style:paragraph-properties fo:line-height="150%"/>
    </style:style>
    <style:style style:name="P419" style:parent-style-name="Normal" style:family="paragraph">
      <style:paragraph-properties fo:line-height="150%"/>
    </style:style>
    <style:style style:name="P420" style:parent-style-name="Normal" style:family="paragraph">
      <style:paragraph-properties fo:line-height="150%"/>
    </style:style>
    <style:style style:name="P421" style:parent-style-name="Normal" style:family="paragraph">
      <style:paragraph-properties fo:line-height="150%"/>
    </style:style>
    <style:style style:name="P422" style:parent-style-name="Normal" style:family="paragraph">
      <style:paragraph-properties fo:line-height="150%"/>
    </style:style>
    <style:style style:name="P423" style:parent-style-name="Normal" style:family="paragraph">
      <style:paragraph-properties fo:line-height="150%"/>
    </style:style>
    <style:style style:name="P424" style:parent-style-name="Normal" style:family="paragraph">
      <style:paragraph-properties fo:line-height="150%"/>
    </style:style>
    <style:style style:name="P425" style:parent-style-name="Normal" style:family="paragraph">
      <style:paragraph-properties fo:line-height="150%"/>
    </style:style>
    <style:style style:name="P426" style:parent-style-name="Normal" style:family="paragraph">
      <style:paragraph-properties fo:line-height="150%"/>
    </style:style>
    <style:style style:name="P427" style:parent-style-name="Normal" style:family="paragraph">
      <style:paragraph-properties fo:line-height="150%"/>
    </style:style>
    <style:style style:name="P428" style:parent-style-name="Normal" style:family="paragraph">
      <style:paragraph-properties fo:line-height="150%"/>
    </style:style>
    <style:style style:name="P429" style:parent-style-name="Normal" style:family="paragraph">
      <style:paragraph-properties fo:line-height="150%"/>
    </style:style>
    <style:style style:name="P430" style:parent-style-name="Normal" style:family="paragraph">
      <style:paragraph-properties fo:line-height="150%"/>
    </style:style>
    <style:style style:name="P431" style:parent-style-name="Normal" style:family="paragraph">
      <style:paragraph-properties fo:line-height="150%"/>
    </style:style>
    <style:style style:name="P432" style:parent-style-name="Normal" style:family="paragraph">
      <style:paragraph-properties fo:line-height="150%"/>
    </style:style>
    <style:style style:name="P433" style:parent-style-name="Normal" style:family="paragraph">
      <style:paragraph-properties fo:line-height="150%"/>
    </style:style>
    <style:style style:name="P434" style:parent-style-name="Normal" style:family="paragraph">
      <style:paragraph-properties fo:line-height="150%"/>
    </style:style>
    <style:style style:name="P435" style:parent-style-name="Normal" style:family="paragraph">
      <style:paragraph-properties fo:line-height="150%"/>
    </style:style>
    <style:style style:name="P436" style:parent-style-name="Normal" style:family="paragraph">
      <style:paragraph-properties fo:line-height="150%"/>
    </style:style>
    <style:style style:name="P437" style:parent-style-name="Normal" style:family="paragraph">
      <style:paragraph-properties fo:line-height="150%"/>
    </style:style>
    <style:style style:name="P438" style:parent-style-name="Normal" style:family="paragraph">
      <style:paragraph-properties fo:line-height="150%"/>
    </style:style>
    <style:style style:name="P439" style:parent-style-name="Normal" style:family="paragraph">
      <style:paragraph-properties fo:line-height="150%"/>
    </style:style>
    <style:style style:name="P440" style:parent-style-name="Normal" style:family="paragraph">
      <style:paragraph-properties fo:line-height="150%"/>
    </style:style>
    <style:style style:name="P441" style:parent-style-name="Normal" style:family="paragraph">
      <style:paragraph-properties fo:line-height="150%"/>
    </style:style>
    <style:style style:name="P442" style:parent-style-name="Normal" style:family="paragraph">
      <style:paragraph-properties fo:line-height="150%"/>
    </style:style>
    <style:style style:name="P443" style:parent-style-name="Normal" style:family="paragraph">
      <style:paragraph-properties fo:line-height="150%"/>
    </style:style>
    <style:style style:name="P444" style:parent-style-name="Normal" style:family="paragraph">
      <style:paragraph-properties fo:line-height="150%"/>
    </style:style>
    <style:style style:name="P445" style:parent-style-name="Normal" style:family="paragraph">
      <style:paragraph-properties fo:line-height="150%"/>
    </style:style>
    <style:style style:name="P446" style:parent-style-name="Normal" style:family="paragraph">
      <style:paragraph-properties fo:line-height="150%"/>
    </style:style>
    <style:style style:name="P447" style:parent-style-name="Normal" style:family="paragraph">
      <style:paragraph-properties fo:line-height="150%"/>
    </style:style>
    <style:style style:name="P448" style:parent-style-name="Normal" style:family="paragraph">
      <style:paragraph-properties fo:line-height="150%"/>
    </style:style>
    <style:style style:name="P449" style:parent-style-name="Normal" style:family="paragraph">
      <style:paragraph-properties fo:line-height="150%"/>
    </style:style>
    <style:style style:name="P450" style:parent-style-name="Normal" style:family="paragraph">
      <style:paragraph-properties fo:line-height="150%"/>
    </style:style>
    <style:style style:name="P451" style:parent-style-name="Normal" style:family="paragraph">
      <style:paragraph-properties fo:line-height="150%"/>
    </style:style>
    <style:style style:name="P452" style:parent-style-name="Normal" style:family="paragraph">
      <style:paragraph-properties fo:line-height="150%"/>
    </style:style>
    <style:style style:name="P453" style:parent-style-name="Normal" style:family="paragraph">
      <style:paragraph-properties fo:line-height="150%"/>
    </style:style>
  </office:automatic-styles>
  <office:body>
    <office:text text:use-soft-page-breaks="true">
      <text:p text:style-name="P1">-- Create Departments Table</text:p>
      <text:p text:style-name="P6">CREATE TABLE Departments (</text:p>
      <text:p text:style-name="P7">department_id INT PRIMARY KEY,</text:p>
      <text:p text:style-name="P8">department_name VARCHAR(100) NOT NULL,</text:p>
      <text:p text:style-name="P9">email VARCHAR(100) UNIQUE,</text:p>
      <text:p text:style-name="P10">phone_number VARCHAR(15)</text:p>
      <text:p text:style-name="P11">);</text:p>
      <text:p text:style-name="P12"/>
      <text:p text:style-name="P13">-- Create Degree_Programs Table</text:p>
      <text:p text:style-name="P14">CREATE TABLE<text:s/>Degree_Programs (</text:p>
      <text:p text:style-name="P15">program_id INT PRIMARY KEY,</text:p>
      <text:p text:style-name="P16">program_name VARCHAR(100) NOT NULL,</text:p>
      <text:p text:style-name="P17">degree_type VARCHAR(50) NOT NULL,</text:p>
      <text:p text:style-name="P18">duration_years INT NOT NULL,</text:p>
      <text:p text:style-name="P19">email VARCHAR(100) UNIQUE,</text:p>
      <text:p text:style-name="P20">phone_number VARCHAR(15),</text:p>
      <text:p text:style-name="P21">department_id INT NOT NULL,</text:p>
      <text:p text:style-name="P22">FOREIGN KEY<text:s/>(department_id) REFERENCES Departments(department_id)</text:p>
      <text:p text:style-name="P23">ON UPDATE CASCADE ON DELETE CASCADE</text:p>
      <text:p text:style-name="P24">);</text:p>
      <text:p text:style-name="P25"/>
      <text:p text:style-name="P26">-- Create Faculty Table</text:p>
      <text:p text:style-name="P27">CREATE TABLE Faculty (</text:p>
      <text:soft-page-break/>
      <text:p text:style-name="P28">faculty_id INT PRIMARY KEY,</text:p>
      <text:p text:style-name="P29">full_name VARCHAR(100) NOT NULL,</text:p>
      <text:p text:style-name="P30">designation VARCHAR(50) NOT NULL,</text:p>
      <text:p text:style-name="P31">email VARCHAR(100) UNIQUE,</text:p>
      <text:p text:style-name="P32">phone_number VARCHAR(15),</text:p>
      <text:p text:style-name="P33">department_id INT NOT NULL,</text:p>
      <text:p text:style-name="P34">FOREIGN KEY (department_id) REFERENCES Departments(department_id)</text:p>
      <text:p text:style-name="P35">ON UPDATE CASCADE ON DELETE CASCADE</text:p>
      <text:p text:style-name="P36">);</text:p>
      <text:p text:style-name="P37"/>
      <text:p text:style-name="P38"><text:span text:style-name="T39">-- Create Courses Table</text:span></text:p>
      <text:p text:style-name="P40">CREATE TABLE Courses (</text:p>
      <text:p text:style-name="P41">course_id INT PRIMARY KEY,</text:p>
      <text:p text:style-name="P42">course_code VARCHAR(10) NOT NULL,</text:p>
      <text:p text:style-name="P43">course_title VARCHAR(100) NOT NULL,</text:p>
      <text:p text:style-name="P44">credit INT NOT NULL,</text:p>
      <text:p text:style-name="P45">department_id INT NOT NULL,</text:p>
      <text:p text:style-name="P46">instructor_id INT NOT NULL,</text:p>
      <text:p text:style-name="P47">FOREIGN KEY (department_id) REFERENCES Departments(department_id)</text:p>
      <text:p text:style-name="P48">ON UPDATE CASCADE ON DELETE CASCADE,</text:p>
      <text:p text:style-name="P49">FOREIGN KEY<text:s/>(instructor_id) REFERENCES Faculty(faculty_id)</text:p>
      <text:p text:style-name="P50">ON UPDATE CASCADE ON DELETE CASCADE</text:p>
      <text:p text:style-name="P51">);</text:p>
      <text:p text:style-name="P52"/>
      <text:p text:style-name="P53">-- Create Students Table</text:p>
      <text:p text:style-name="P54">CREATE TABLE Students (</text:p>
      <text:p text:style-name="P55">student_id INT PRIMARY KEY,</text:p>
      <text:p text:style-name="P56">full_name VARCHAR(100) NOT NULL,</text:p>
      <text:p text:style-name="P57">dob DATE NOT NULL,</text:p>
      <text:p text:style-name="P58">gender VARCHAR(10),</text:p>
      <text:p text:style-name="P59">email<text:s/>VARCHAR(100) UNIQUE,</text:p>
      <text:p text:style-name="P60">phone_number VARCHAR(15),</text:p>
      <text:p text:style-name="P61">address VARCHAR(255),</text:p>
      <text:p text:style-name="P62">admission_year INT NOT NULL,</text:p>
      <text:p text:style-name="P63">status VARCHAR(20) NOT NULL,</text:p>
      <text:p text:style-name="P64">program_id INT NOT NULL,</text:p>
      <text:p text:style-name="P65">FOREIGN KEY (program_id) REFERENCES Degree_Programs(program_id)</text:p>
      <text:p text:style-name="P66">ON UPDATE CASCADE ON DELETE CASCADE</text:p>
      <text:p text:style-name="P67">);</text:p>
      <text:p text:style-name="P68">--create table Enrollment</text:p>
      <text:p text:style-name="P69">CREATE TABLE Enrollment (</text:p>
      <text:p text:style-name="P70">enrollment_id INT NOT NULL PRIMARY KEY,</text:p>
      <text:p text:style-name="P71">student_id INT NOT NULL,</text:p>
      <text:p text:style-name="P72">course_id INT NOT NULL,</text:p>
      <text:p text:style-name="P73">semester int NOT NULL,</text:p>
      <text:p text:style-name="P74">year INT NOT NULL,</text:p>
      <text:p text:style-name="P75">status VARCHAR(20) CHECK (status IN ('enrolled', 'completed', 'dropped')),</text:p>
      <text:p text:style-name="P76">FOREIGN KEY (student_id) REFERENCES Students(student_id) on delete cascade on update cascade,</text:p>
      <text:p text:style-name="P77">FOREIGN KEY (course_id) REFERENCES Courses(course_id) on delete cascade on update cascade</text:p>
      <text:p text:style-name="P78">);</text:p>
      <text:p text:style-name="P79">--Create table Attendence</text:p>
      <text:p text:style-name="P80">CREATE TABLE Attendance (</text:p>
      <text:p text:style-name="P81">attendance_id INT NOT NULL PRIMARY KEY,</text:p>
      <text:p text:style-name="P82">student_id INT NOT NULL,</text:p>
      <text:p text:style-name="P83">course_id INT NOT NULL,</text:p>
      <text:p text:style-name="P84">date DATE NOT NULL,</text:p>
      <text:p text:style-name="P85">status VARCHAR(10) NOT NULL CHECK (status IN ('Present', 'Absent')),</text:p>
      <text:p text:style-name="P86">FOREIGN KEY (student_id) REFERENCES Students(student_id) on delete cascade on update cascade,</text:p>
      <text:p text:style-name="P87">FOREIGN KEY (course_id) REFERENCES Courses(course_id) on delete cascade on update cascade</text:p>
      <text:p text:style-name="P88">);</text:p>
      <text:p text:style-name="P89">--Create table grades</text:p>
      <text:p text:style-name="P90">CREATE TABLE Grades (</text:p>
      <text:p text:style-name="P91">grade_id INT NOT NULL PRIMARY KEY,</text:p>
      <text:p text:style-name="P92">student_id INT NOT NULL,</text:p>
      <text:p text:style-name="P93">course_id INT NOT NULL,</text:p>
      <text:p text:style-name="P94">score DECIMAL(5,2) NOT NULL CHECK (score BETWEEN 0 AND 100),</text:p>
      <text:p text:style-name="P95">FOREIGN KEY (student_id) REFERENCES Students(student_id) on delete cascade on update cascade,</text:p>
      <text:p text:style-name="P96">FOREIGN KEY (course_id) REFERENCES Courses(course_id) on delete cascade on update cascade</text:p>
      <text:p text:style-name="P97">);</text:p>
      <text:p text:style-name="P98">--Create table<text:s/>Course_Schedule</text:p>
      <text:p text:style-name="P99">CREATE TABLE Course_Schedule (</text:p>
      <text:p text:style-name="P100">Schedule_id INT NOT NULL PRIMARY KEY,</text:p>
      <text:p text:style-name="P101">Course_id INT NOT NULL,</text:p>
      <text:p text:style-name="P102">DayOfWeek VARCHAR(9) NOT NULL CHECK (DayOfWeek IN ('Monday', 'Tuesday', 'Wednesday', 'Thursday', 'Friday', 'Saturday', 'Sunday')),</text:p>
      <text:p text:style-name="P103">StartTime TIME NOT NULL,</text:p>
      <text:p text:style-name="P104">EndTime TIME NOT NULL,</text:p>
      <text:p text:style-name="P105">FOREIGN KEY (Course_id) REFERENCES Courses(Course_id) on delete cascade on update cascade</text:p>
      <text:p text:style-name="P106">);</text:p>
      <text:p text:style-name="P107"><text:span text:style-name="T108">--Create table assessments<text:s/></text:span></text:p>
      <text:p text:style-name="P109">CREATE TABLE Assessments (</text:p>
      <text:p text:style-name="P110">Assessment_id INT NOT NULL PRIMARY KEY,</text:p>
      <text:p text:style-name="P111">Course_id INT NOT NULL,</text:p>
      <text:p text:style-name="P112">AssessmentType VARCHAR(20) NOT NULL CHECK (AssessmentType IN ('Exam', 'Quiz', 'Assignment', 'Project')),</text:p>
      <text:p text:style-name="P113">TotalMarks DECIMAL(10,2) NOT NULL CHECK (TotalMarks &gt; 0),</text:p>
      <text:p text:style-name="P114">FOREIGN KEY (Course_id) REFERENCES Courses(Course_id) on delete cascade on update cascade);</text:p>
      <text:p text:style-name="P115"><text:s text:c="12"/><text:span text:style-name="T116">-- Insert data into Departments</text:span></text:p>
      <text:p text:style-name="P117">INSERT INTO Departments VALUES</text:p>
      <text:p text:style-name="P118">(1, 'Computer Science', 'cs@college.edu', '9876500001'),</text:p>
      <text:p text:style-name="P119">(2, 'Mathematics', 'math@college.edu', '9876500002'),</text:p>
      <text:p text:style-name="P120">(3, 'Physics', 'physics@college.edu', '9876500003'),</text:p>
      <text:p text:style-name="P121">(4, 'Chemistry', 'chem@college.edu', '9876500004'),</text:p>
      <text:p text:style-name="P122">(5, 'Biology', 'bio@college.edu', '9876500005'),</text:p>
      <text:p text:style-name="P123">(6, 'English', 'eng@college.edu', '9876500006'),</text:p>
      <text:p text:style-name="P124">(7, 'History', 'history@college.edu', '9876500007'),</text:p>
      <text:p text:style-name="P125">(8, 'Philosophy', 'philo@college.edu', '9876500008'),</text:p>
      <text:p text:style-name="P126">(9, 'Economics', 'eco@college.edu', '9876500009'),</text:p>
      <text:p text:style-name="P127">(10, 'Political Science', 'polisci@college.edu', '9876500010'),</text:p>
      <text:p text:style-name="P128">(11, 'Psychology', 'psych@college.edu', '9876500011'),</text:p>
      <text:p text:style-name="P129">(12, 'Sociology', 'soc@college.edu', '9876500012'),</text:p>
      <text:p text:style-name="P130">(13, 'Geography', 'geo@college.edu', '9876500013'),</text:p>
      <text:p text:style-name="P131">(14, 'Art', 'art@college.edu', '9876500014'),</text:p>
      <text:p text:style-name="P132">(15, 'Music', 'music@college.edu', '9876500015'),</text:p>
      <text:p text:style-name="P133">(16, 'Drama', 'drama@college.edu', '9876500016'),</text:p>
      <text:p text:style-name="P134">(17, 'Environmental Science', 'envsci@college.edu', '9876500017'),</text:p>
      <text:p text:style-name="P135">(18, 'Linguistics', 'ling@college.edu', '9876500018'),</text:p>
      <text:p text:style-name="P136">(19, 'Anthropology', 'anthro@college.edu', '9876500019'),</text:p>
      <text:p text:style-name="P137">(20, 'Business', 'biz@college.edu', '9876500020'),</text:p>
      <text:p text:style-name="P138">(21, 'Finance', 'finance@college.edu', '9876500021'),</text:p>
      <text:p text:style-name="P139"><text:s text:c="14"/>(22, 'Accounting', 'acct@college.edu',<text:s/>'9876500022'),</text:p>
      <text:p text:style-name="P140">(23, 'Marketing', 'mktg@college.edu', '9876500023'),</text:p>
      <text:p text:style-name="P141">(24, 'Law', 'law@college.edu', '9876500024'),</text:p>
      <text:p text:style-name="P142">(25, 'Education', 'edu@college.edu', '9876500025'),</text:p>
      <text:p text:style-name="P143">(26, 'Medicine', 'med@college.edu', '9876500026'),</text:p>
      <text:p text:style-name="P144">(27, 'Nursing',<text:s/>'nursing@college.edu', '9876500027'),</text:p>
      <text:p text:style-name="P145">(28, 'Dentistry', 'dental@college.edu', '9876500028'),</text:p>
      <text:p text:style-name="P146">(29, 'Engineering', 'engg@college.edu', '9876500029'),</text:p>
      <text:p text:style-name="P147">(30, 'Astronomy', 'astro@college.edu', '9876500030');</text:p>
      <text:p text:style-name="P148"/>
      <text:p text:style-name="P149">-- Insert data into Degree_Programs</text:p>
      <text:p text:style-name="P150">INSERT INTO Degree_Programs VALUES</text:p>
      <text:p text:style-name="P151">(101, 'BSc Computer Science', 'Bachelors', 4, 'bsc_cs@college.edu', '1234567890', 1),</text:p>
      <text:p text:style-name="P152">(102, 'BSc Mathematics', 'Bachelors', 3, 'bsc_math@college.edu', '1234567891', 2),</text:p>
      <text:p text:style-name="P153">(103, 'MSc Physics', 'Masters', 2, 'msc_phy@college.edu', '1234567892', 3),</text:p>
      <text:p text:style-name="P154">(104, 'BSc Chemistry', 'Bachelors', 3, 'bsc_chem@college.edu', '1234567893', 4),</text:p>
      <text:p text:style-name="P155">(105, 'MSc Computer Science', 'Masters', 2, 'msc_cs@college.edu', '1234567894', 1),</text:p>
      <text:p text:style-name="P156">(106, 'BSc Statistics', 'Bachelors', 3, 'bsc_stats@college.edu', '1234567895', 2),</text:p>
      <text:p text:style-name="P157">(107, 'BA History', 'Bachelors', 3, 'history@college.edu', '1234567896', 7),</text:p>
      <text:p text:style-name="P158">(108, 'BA Philosophy', 'Bachelors', 3, 'philo@college.edu', '1234567897', 8),</text:p>
      <text:p text:style-name="P159">(109, 'BA Economics', 'Bachelors', 3, 'eco@college.edu', '1234567898', 9),</text:p>
      <text:p text:style-name="P160"><text:s text:c="14"/>(110, 'BA Political Science', 'Bachelors', 3, 'polisci@college.edu', '1234567899', 10),</text:p>
      <text:p text:style-name="P161"><text:s text:c="15"/>(111, 'BA Psychology', 'Bachelors', 3, 'psych@college.edu', '1234567800', 11),</text:p>
      <text:p text:style-name="P162">(112, 'BA Sociology', 'Bachelors', 3, 'soc@college.edu', '1234567801', 12),</text:p>
      <text:p text:style-name="P163">(113, 'BA Geography', 'Bachelors', 3, 'geo@college.edu', '1234567802', 13),</text:p>
      <text:p text:style-name="P164">(114, 'BFA Art', 'Bachelors', 4, 'art@college.edu', '1234567803', 14),</text:p>
      <text:p text:style-name="P165">(115, 'BA Music', 'Bachelors', 3, 'music@college.edu', '1234567804', 15),</text:p>
      <text:p text:style-name="P166">(116, 'BA Drama', 'Bachelors', 3,<text:s/>'drama@college.edu', '1234567805', 16),</text:p>
      <text:p text:style-name="P167">(117, 'BSc Environmental Science', 'Bachelors', 4, 'envsci@college.edu', '1234567806', 17),</text:p>
      <text:p text:style-name="P168">(118, 'BA Linguistics', 'Bachelors', 3, 'ling@college.edu', '1234567807', 18),</text:p>
      <text:p text:style-name="P169">(119, 'BA Anthropology', 'Bachelors', 3, 'anthro@college.edu', '1234567808', 19),</text:p>
      <text:p text:style-name="P170">(120, 'BBA Business', 'Bachelors', 3, 'biz@college.edu', '1234567809', 20),</text:p>
      <text:p text:style-name="P171">(121, 'BBA Finance', 'Bachelors', 3, 'finance@college.edu', '1234567810', 21),</text:p>
      <text:p text:style-name="P172">(122, 'BBA Accounting', 'Bachelors', 3, 'acct@college.edu', '1234567811', 22),</text:p>
      <text:p text:style-name="P173">(123, 'BBA Marketing', 'Bachelors', 3, 'mktg@college.edu', '1234567812', 23),</text:p>
      <text:p text:style-name="P174">(124, 'LLB Law', 'Bachelors', 5, 'law@college.edu', '1234567813', 24),</text:p>
      <text:p text:style-name="P175">(125, 'BEd Education', 'Bachelors', 4, 'edu@college.edu', '1234567814', 25),</text:p>
      <text:p text:style-name="P176">(126, 'MBBS Medicine', 'Bachelors', 5, 'med@college.edu', '1234567815', 26),</text:p>
      <text:p text:style-name="P177">(127, 'BSc Nursing', 'Bachelors', 4, 'nursing@college.edu', '1234567816', 27),</text:p>
      <text:p text:style-name="P178">(128, 'BDS Dentistry', 'Bachelors', 5, 'dental@college.edu', '1234567817', 28),</text:p>
      <text:p text:style-name="P179">(129, 'BE Engineering', 'Bachelors', 4, 'engg@college.edu', '1234567818', 29),</text:p>
      <text:p text:style-name="P180">(130, 'BSc Astronomy', 'Bachelors', 3, 'astro@college.edu', '1234567819', 30);</text:p>
      <text:p text:style-name="P181"/>
      <text:p text:style-name="P182"/>
      <text:p text:style-name="P183"/>
      <text:p text:style-name="P184"/>
      <text:p text:style-name="P185">-- Insert data into Faculty</text:p>
      <text:p text:style-name="P186">INSERT INTO Faculty VALUES</text:p>
      <text:p text:style-name="P187">(201, 'Dr. Susan Lee', 'Professor', 'slee@college.edu', '9810000001', 1),</text:p>
      <text:p text:style-name="P188">(202, 'Mr. John White', 'Lecturer', 'jwhite@college.edu', '9810000002', 2),</text:p>
      <text:p text:style-name="P189">(203, 'Dr. Mira Patel', 'Asst. Professor', 'mpatel@college.edu', '9810000003', 3),</text:p>
      <text:p text:style-name="P190">(204, 'Dr. Omar Rahman', 'Professor', 'orahman@college.edu', '9810000004', 4),</text:p>
      <text:p text:style-name="P191">(205, 'Ms. Tina Brown', 'Lecturer', 'tbrown@college.edu', '9810000005', 2),</text:p>
      <text:p text:style-name="P192">(206, 'Dr. Ali Khan', 'Asst. Professor', 'akhan@college.edu', '9810000006', 1),</text:p>
      <text:p text:style-name="P193">(207, 'Dr. Priya Menon', 'Professor', 'pmenon@college.edu', '9810000007', 5),</text:p>
      <text:p text:style-name="P194">(208, 'Mr. George Clark',<text:s/>'Lecturer', 'gclark@college.edu', '9810000008', 6),</text:p>
      <text:p text:style-name="P195">(209, 'Dr. Henry Liu', 'Professor', 'hliu@college.edu', '9810000009', 7),</text:p>
      <text:p text:style-name="P196">(210, 'Dr. Nina Gomez', 'Asst. Professor', 'ngomez@college.edu', '9810000010', 8),</text:p>
      <text:p text:style-name="P197">(211, 'Mr. Omar Singh', 'Lecturer',<text:s/>'osingh@college.edu', '9810000011', 9),</text:p>
      <text:p text:style-name="P198">(212, 'Dr. Emily Tran', 'Professor', 'etran@college.edu', '9810000012', 10),</text:p>
      <text:p text:style-name="P199">(213, 'Ms. Laura Grey', 'Lecturer', 'lgrey@college.edu', '9810000013', 11),</text:p>
      <text:p text:style-name="P200">(214, 'Dr. Kevin Park', 'Asst. Professor', 'kpark@college.edu', '9810000014', 12),</text:p>
      <text:p text:style-name="P201">(215, 'Mr. Steve Burns', 'Lecturer', 'sburns@college.edu', '9810000015', 13),</text:p>
      <text:p text:style-name="P202">(216, 'Dr. Farah Khan', 'Professor', 'fkhan@college.edu', '9810000016', 14),</text:p>
      <text:p text:style-name="P203">(217, 'Mr. Rahul Mehta', 'Lecturer', 'rmehta@college.edu', '9810000017', 15),</text:p>
      <text:p text:style-name="P204">(218, 'Dr. Karen Watts', 'Professor', 'kwatts@college.edu', '9810000018', 16),</text:p>
      <text:p text:style-name="P205">(219, 'Dr. Isaac Newton', 'Asst. Professor', 'inewton@college.edu', '9810000019', 17),</text:p>
      <text:p text:style-name="P206">(220, 'Ms. Helen Cho', 'Lecturer', 'hcho@college.edu', '9810000020', 18),</text:p>
      <text:p text:style-name="P207">(221, 'Dr. Rachel Green', 'Professor', 'rgreen@college.edu', '9810000021', 19),</text:p>
      <text:p text:style-name="P208">(222, 'Mr. Mike Ross', 'Lecturer', 'mross@college.edu', '9810000022', 20),</text:p>
      <text:p text:style-name="P209">(223, 'Dr. Jane Foster', 'Asst. Professor', 'jfoster@college.edu', '9810000023', 21),</text:p>
      <text:p text:style-name="P210">(224, 'Ms. Diana Prince', 'Lecturer', 'dprince@college.edu', '9810000024', 22),</text:p>
      <text:p text:style-name="P211">(225, 'Dr. Bruce Wayne', 'Professor', 'bwayne@college.edu', '9810000025', 23),</text:p>
      <text:p text:style-name="P212">(226, 'Mr. Peter Parker', 'Lecturer', 'pparker@college.edu', '9810000026', 24),</text:p>
      <text:p text:style-name="P213">(227, 'Dr. Natasha Romanoff', 'Asst. Professor', 'nromanoff@college.edu', '9810000027', 25),</text:p>
      <text:p text:style-name="P214">(228, 'Mr. Steve Rogers', 'Lecturer', 'srogers@college.edu', '9810000028', 26),</text:p>
      <text:p text:style-name="P215">(229, 'Dr. Tony Stark', 'Professor', 'tstark@college.edu', '9810000029', 27),</text:p>
      <text:p text:style-name="P216">(230, 'Ms. Wanda Maximoff', 'Lecturer', 'wmaximoff@college.edu', '9810000030', 28);</text:p>
      <text:p text:style-name="P217"/>
      <text:p text:style-name="P218"/>
      <text:p text:style-name="P219">-- Insert data into Courses</text:p>
      <text:p text:style-name="P220">INSERT INTO Courses VALUES</text:p>
      <text:p text:style-name="P221">(301, 'CS101', 'Intro to Programming', 4, 1, 201),</text:p>
      <text:p text:style-name="P222">(302, 'MATH201', 'Linear Algebra', 3, 2, 202),</text:p>
      <text:p text:style-name="P223">(303, 'PHYS301', 'Quantum Mechanics', 4, 3, 203),</text:p>
      <text:p text:style-name="P224">(304,<text:s/>'CHEM101', 'Organic Chemistry', 3, 4, 204),</text:p>
      <text:p text:style-name="P225">(305, 'MATH202', 'Probability Theory', 3, 2, 205),</text:p>
      <text:p text:style-name="P226">(306, 'CS201', 'Data Structures', 4, 1, 206),</text:p>
      <text:p text:style-name="P227">(307, 'HIST101', 'World History', 3, 7, 209),</text:p>
      <text:p text:style-name="P228">(308, 'PHILO201', 'Ethics', 2, 8, 210),</text:p>
      <text:p text:style-name="P229">(309, 'ECON101', 'Intro to Economics', 3, 9, 211),</text:p>
      <text:p text:style-name="P230">(310, 'POLI301', 'International Relations', 3, 10, 212),</text:p>
      <text:p text:style-name="P231">(311, 'PSY101', 'General Psychology', 3, 11, 213),</text:p>
      <text:p text:style-name="P232">(312, 'SOC202', 'Social Theory', 3, 12, 214),</text:p>
      <text:p text:style-name="P233">(313, 'GEO101', 'Human Geography', 2, 13, 215),</text:p>
      <text:p text:style-name="P234">(314, 'ART100', 'Introduction to Art', 3, 14, 216),</text:p>
      <text:p text:style-name="P235">(315, 'MUS101', 'Music Theory', 3, 15, 217),</text:p>
      <text:p text:style-name="P236">(316, 'DRM201', 'Stage Performance', 3, 16, 218),</text:p>
      <text:p text:style-name="P237">(317, 'ENV101', 'Environmental Issues', 4, 17, 219),</text:p>
      <text:p text:style-name="P238">(318, 'LING201', 'Phonetics', 3, 18, 220),</text:p>
      <text:p text:style-name="P239">(319, 'ANTH301', 'Cultural Anthropology', 3, 19, 221),</text:p>
      <text:p text:style-name="P240">(320, 'BUS101', 'Business Fundamentals', 3, 20, 222),</text:p>
      <text:p text:style-name="P241">(321, 'FIN101', 'Financial Accounting', 3, 21, 223),</text:p>
      <text:p text:style-name="P242">(322, 'ACC101', 'Cost Accounting', 3, 22, 224),</text:p>
      <text:p text:style-name="P243">(323, 'MKTG201',<text:s/>'Digital Marketing', 3, 23, 225),</text:p>
      <text:p text:style-name="P244">(324, 'LAW101', 'Constitutional Law', 4, 24, 226),</text:p>
      <text:p text:style-name="P245">(325, 'EDU201', 'Educational Psychology', 3, 25, 227),</text:p>
      <text:p text:style-name="P246">(326, 'MED101', 'Human Anatomy', 4, 26, 228),</text:p>
      <text:p text:style-name="P247">(327, 'NUR101', 'Nursing Ethics', 3, 27, 229),</text:p>
      <text:p text:style-name="P248">(328,<text:s/>'DEN101', 'Dental Biology', 4, 28, 230),</text:p>
      <text:p text:style-name="P249">(329, 'ENGG101', 'Engineering Mechanics', 3, 29, 201),</text:p>
      <text:p text:style-name="P250">(330, 'ASTRO101', 'Stars and Galaxies', 3, 30, 203);</text:p>
      <text:p text:style-name="P251"/>
      <text:p text:style-name="P252">-- Insert data into Students</text:p>
      <text:p text:style-name="P253">INSERT INTO Students VALUES</text:p>
      <text:p text:style-name="P254">(1, 'Alice Johnson', '2002-03-15', 'Female', 'alice@domain.com', '9876543210', '123 Street A', 2021, 'Active', 101),</text:p>
      <text:p text:style-name="P255">(2, 'Bob Smith', '2001-08-22', 'Male', 'bob@domain.com', '9876543211', '456 Street B', 2020, 'Active', 102),</text:p>
      <text:p text:style-name="P256">(3, 'Charlie Lee', '2003-01-30', 'Male', 'charlie@domain.com', '9876543212', '789 Street C', 2022, 'Active', 101),</text:p>
      <text:p text:style-name="P257">(4, 'Daisy Ray', '2002-11-10', 'Female', 'daisy@domain.com', '9876543213', '321 Street D', 2021, 'Inactive', 103),</text:p>
      <text:p text:style-name="P258">(5, 'Ethan Moore', '2000-05-27', 'Male', 'ethan@domain.com', '9876543214', '654 Street E', 2019, 'Active', 102),</text:p>
      <text:p text:style-name="P259">(6, 'Fiona Zhang', '2001-07-08', 'Female', 'fiona@domain.com', '9876543215', '987 Street F', 2020, 'Inactive', 103),</text:p>
      <text:p text:style-name="P260">(7, 'Grace Hall', '2002-02-14', 'Female', 'grace@domain.com', '9876543216', '101 Street G', 2021, 'Active', 104),</text:p>
      <text:p text:style-name="P261">(8, 'Henry Ford', '2001-09-10', 'Male', 'henry@domain.com', '9876543217', '102 Street H', 2020, 'Inactive', 105),</text:p>
      <text:p text:style-name="P262">(9, 'Isabel Wong', '2003-12-25', 'Female', 'isabel@domain.com', '9876543218', '103 Street I', 2022, 'Active', 106),</text:p>
      <text:p text:style-name="P263">(10, 'Jack Reacher', '2000-07-04', 'Male', 'jack@domain.com', '9876543219', '104 Street J', 2019, 'Active', 101),</text:p>
      <text:p text:style-name="P264">(11, 'Kelly Brooks', '2001-01-20', 'Female', 'kelly@domain.com', '9876543220', '105 Street K', 2020, 'Inactive', 102),</text:p>
      <text:p text:style-name="P265">(12, 'Liam Scott', '2002-05-30', 'Male', 'liam@domain.com', '9876543221', '106 Street L', 2021, 'Active', 103),</text:p>
      <text:p text:style-name="P266">(13, 'Maria Davis', '2003-03-10', 'Female', 'maria@domain.com', '9876543222', '107 Street M', 2022, 'Active', 104),</text:p>
      <text:p text:style-name="P267">(14, 'Nathan Adams', '2000-11-01', 'Male', 'nathan@domain.com', '9876543223', '108 Street N', 2019, 'Active', 105),</text:p>
      <text:p text:style-name="P268">(15, 'Olivia Knight', '2001-06-18', 'Female', 'olivia@domain.com', '9876543224', '109 Street O', 2020, 'Active', 106),</text:p>
      <text:p text:style-name="P269">(16, 'Paul Simon', '2002-10-02', 'Male', 'paul@domain.com', '9876543225', '110 Street P', 2021, 'Inactive', 101),</text:p>
      <text:p text:style-name="P270">(17, 'Queenie Wright', '2003-04-21', 'Female', 'queenie@domain.com', '9876543226', '111 Street Q', 2022, 'Active', 102),</text:p>
      <text:p text:style-name="P271">(18, 'Ryan Taylor', '2000-12-11', 'Male', 'ryan@domain.com', '9876543227', '112 Street R', 2019, 'Inactive', 103),</text:p>
      <text:p text:style-name="P272">(19, 'Sophia Grant', '2001-07-07', 'Female', 'sophia@domain.com', '9876543228', '113 Street S', 2020, 'Active', 104),</text:p>
      <text:p text:style-name="P273">(20, 'Tom Bennett', '2002-09-19', 'Male', 'tom@domain.com', '9876543229', '114 Street T', 2021, 'Active', 105),</text:p>
      <text:p text:style-name="P274">(21, 'Ursula Green', '2003-01-01', 'Female', 'ursula@domain.com', '9876543230', '115 Street U', 2022, 'Inactive', 106),</text:p>
      <text:p text:style-name="P275">(22, 'Victor Young', '2000-08-29', 'Male', 'victor@domain.com', '9876543231', '116 Street V', 2019, 'Active', 101),</text:p>
      <text:p text:style-name="P276">(23, 'Wendy Moore', '2001-03-13', 'Female',<text:s/>'wendy@domain.com', '9876543232', '117 Street W', 2020, 'Active', 102),</text:p>
      <text:p text:style-name="P277">(24, 'Xavier Lane', '2002-06-23', 'Male', 'xavier@domain.com', '9876543233', '118 Street X', 2021, 'Inactive', 103),</text:p>
      <text:p text:style-name="P278">(25, 'Yara Patel', '2003-11-30', 'Female', 'yara@domain.com', '9876543234', '119 Street Y', 2022, 'Active', 104),</text:p>
      <text:p text:style-name="P279">(26, 'Zane Cooper', '2000-10-10', 'Male', 'zane@domain.com', '9876543235', '120 Street Z', 2019, 'Active', 105),</text:p>
      <text:p text:style-name="P280">(27, 'Ava Lee', '2001-04-18', 'Female', 'ava@domain.com', '9876543236', '121 Street AA', 2020, 'Active', 106),</text:p>
      <text:p text:style-name="P281">(28, 'Ben Carter', '2002-08-27', 'Male', 'ben@domain.com', '9876543237', '122 Street BB', 2021, 'Inactive', 101),</text:p>
      <text:p text:style-name="P282">(29, 'Carmen Reed', '2003-02-09', 'Female', 'carmen@domain.com', '9876543238', '123 Street CC', 2022, 'Active', 102),</text:p>
      <text:p text:style-name="P283">(30, 'Derek Liu', '2000-06-06', 'Male', 'derek@domain.com', '9876543239', '124 Street DD', 2019, 'Active', 103);</text:p>
      <text:p text:style-name="P284"/>
      <text:p text:style-name="P285"/>
      <text:p text:style-name="P286">INSERT INTO Enrollment (Enrollment_id, Student_id, Course_id, Semester, Year, Status)</text:p>
      <text:p text:style-name="P287"><text:s/>VALUES</text:p>
      <text:p text:style-name="P288"><text:s text:c="4"/>(1, 1, 301, 3, 2023, 'Enrolled'), <text:s/></text:p>
      <text:p text:style-name="P289"><text:s text:c="4"/>(2, 2, 302, 1, 2023, 'Completed'),<text:s/></text:p>
      <text:p text:style-name="P290"><text:s text:c="4"/>(3, 3, 301, 2, 2023, 'Dropped'), <text:s/></text:p>
      <text:p text:style-name="P291"><text:s text:c="4"/>(4, 4, 303, 3, 2023, 'Enrolled'),</text:p>
      <text:p text:style-name="P292"><text:s text:c="4"/>(5, 5, 304, 1, 2024, 'Enrolled'),</text:p>
      <text:p text:style-name="P293"><text:s text:c="4"/>(6, 6, 305, 3, 2024, 'Completed'),</text:p>
      <text:p text:style-name="P294">(7, 7, 306, 1, 2023, 'Completed'),</text:p>
      <text:p text:style-name="P295">(8, 8, 301, 2, 2023, 'Dropped'),</text:p>
      <text:p text:style-name="P296">(9, 9,<text:s/>302, 1, 2024, 'Enrolled'),</text:p>
      <text:p text:style-name="P297">(10, 10, 303, 3, 2023, 'Completed'),</text:p>
      <text:p text:style-name="P298">(11, 11, 304, 2, 2023, 'Enrolled'),</text:p>
      <text:p text:style-name="P299">(12, 12, 305, 1, 2023, 'Dropped'),</text:p>
      <text:p text:style-name="P300">(13, 13, 306, 2, 2024, 'Completed'),</text:p>
      <text:p text:style-name="P301">(14, 14, 301, 3, 2023, 'Enrolled'),</text:p>
      <text:p text:style-name="P302">(15, 15, 302, 1, 2024, 'Dropped'),</text:p>
      <text:p text:style-name="P303">(16, 16, 303, 2, 2023, 'Completed'),</text:p>
      <text:p text:style-name="P304">(17, 17, 304, 1, 2023, 'Enrolled'),</text:p>
      <text:p text:style-name="P305">(18, 18, 305, 3, 2024, 'Completed'),</text:p>
      <text:p text:style-name="P306">(19, 19, 306, 2, 2023, 'Dropped'),</text:p>
      <text:p text:style-name="P307">(20, 20, 301, 1, 2023, 'Completed'),</text:p>
      <text:p text:style-name="P308">(21, 21, 302, 2, 2023, 'Enrolled'),</text:p>
      <text:p text:style-name="P309">(22, 22, 303, 3, 2024, 'Completed'),</text:p>
      <text:p text:style-name="P310">(23, 23,<text:s/>304, 2, 2024, 'Enrolled'),</text:p>
      <text:p text:style-name="P311">(24, 24, 305, 1, 2023, 'Dropped'),</text:p>
      <text:p text:style-name="P312">(25, 25, 306, 3, 2024, 'Completed'),</text:p>
      <text:p text:style-name="P313">(26, 26, 301, 2, 2024, 'Enrolled'),</text:p>
      <text:p text:style-name="P314">(27, 27, 302, 3, 2023, 'Completed'),</text:p>
      <text:p text:style-name="P315">(28, 28, 303, 1, 2024, 'Dropped'),</text:p>
      <text:p text:style-name="P316">(29, 29, 304, 2, 2023, 'Enrolled'),</text:p>
      <text:p text:style-name="P317">(30, 30, 305, 3, 2023, 'Completed');</text:p>
      <text:p text:style-name="P318"/>
      <text:p text:style-name="P319">INSERT INTO Attendance (Attendance_id, Student_id, Course_id, Date, Status)</text:p>
      <text:p text:style-name="P320"><text:s text:c="4"/>VALUES</text:p>
      <text:p text:style-name="P321"><text:s text:c="4"/>(1, 1, 301, '2023-09-10', 'Present'),</text:p>
      <text:p text:style-name="P322"><text:s text:c="4"/>(2, 2, 302, '2023-03-15', 'Absent'),</text:p>
      <text:p text:style-name="P323"><text:s text:c="4"/>(3, 3, 301, '2023-06-20', 'Present'),</text:p>
      <text:p text:style-name="P324"><text:s text:c="4"/>(4, 4, 303, '2023-09-12', 'Present'),</text:p>
      <text:p text:style-name="P325"><text:s text:c="4"/>(5, 5, 304, '2024-01-05', 'Absent'),</text:p>
      <text:p text:style-name="P326"><text:s text:c="4"/>(6, 6, 305, '2024-09-08', 'Present'),</text:p>
      <text:p text:style-name="P327">(7, 7, 306, '2023-01-15', 'Present'),</text:p>
      <text:p text:style-name="P328">(8, 8, 301, '2023-02-17', 'Absent'),</text:p>
      <text:p text:style-name="P329">(9, 9, 302, '2024-01-20', 'Present'),</text:p>
      <text:p text:style-name="P330">(10, 10, 303, '2023-03-11', 'Present'),</text:p>
      <text:p text:style-name="P331">(11, 11, 304, '2023-04-12', 'Absent'),</text:p>
      <text:p text:style-name="P332">(12, 12, 305, '2023-05-10', 'Present'),</text:p>
      <text:p text:style-name="P333">(13, 13, 306, '2024-02-14', 'Absent'),</text:p>
      <text:p text:style-name="P334">(14, 14, 301, '2023-06-18', 'Present'),</text:p>
      <text:p text:style-name="P335">(15, 15, 302, '2024-03-21', 'Absent'),</text:p>
      <text:p text:style-name="P336">(16, 16, 303, '2023-07-22', 'Present'),</text:p>
      <text:p text:style-name="P337">(17, 17,<text:s/>304, '2023-08-23', 'Absent'),</text:p>
      <text:p text:style-name="P338">(18, 18, 305, '2024-04-24', 'Present'),</text:p>
      <text:p text:style-name="P339">(19, 19, 306, '2023-09-25', 'Absent'),</text:p>
      <text:p text:style-name="P340">(20, 20, 301, '2023-10-26', 'Present'),</text:p>
      <text:p text:style-name="P341">(21, 21, 302, '2024-05-27', 'Present'),</text:p>
      <text:p text:style-name="P342">(22, 22, 303, '2023-11-28', 'Absent'),</text:p>
      <text:p text:style-name="P343">(23, 23, 304, '2023-12-29', 'Present'),</text:p>
      <text:p text:style-name="P344">(24, 24, 305, '2024-06-30', 'Absent'),</text:p>
      <text:p text:style-name="P345">(25, 25, 306, '2023-01-31', 'Present'),</text:p>
      <text:p text:style-name="P346">(26, 26, 301, '2024-07-01', 'Absent'),</text:p>
      <text:p text:style-name="P347">(27, 27, 302, '2023-02-02', 'Present'),</text:p>
      <text:p text:style-name="P348">(28, 28, 303, '2024-08-03', 'Absent'),</text:p>
      <text:p text:style-name="P349">(29, 29, 304, '2023-03-04',<text:s/>'Present'),</text:p>
      <text:p text:style-name="P350">(30, 30, 305, '2023-04-05', 'Present');</text:p>
      <text:p text:style-name="P351"/>
      <text:p text:style-name="P352"><text:s/>INSERT INTO Grades (Grade_id, Student_id, Course_id, Score)</text:p>
      <text:p text:style-name="P353"><text:s text:c="4"/>VALUES</text:p>
      <text:p text:style-name="P354"><text:s text:c="4"/>(1, 1, 301, 92.5),</text:p>
      <text:p text:style-name="P355"><text:s text:c="4"/>(2, 2, 302, 85.0),</text:p>
      <text:p text:style-name="P356"><text:s text:c="4"/>(3, 3, 301, 45.5),</text:p>
      <text:p text:style-name="P357"><text:s text:c="4"/>(4, 4, 303, 78.5),</text:p>
      <text:p text:style-name="P358"><text:s text:c="4"/>(5, 5, 304, 95.0),</text:p>
      <text:p text:style-name="P359"><text:s text:c="4"/>(6, 6, 305, 88.5),</text:p>
      <text:p text:style-name="P360">(7, 7, 306, 91.0),</text:p>
      <text:p text:style-name="P361">(8, 8, 301, 76.5),</text:p>
      <text:p text:style-name="P362">(9, 9, 302, 88.0),</text:p>
      <text:p text:style-name="P363">(10, 10, 303, 69.5),</text:p>
      <text:p text:style-name="P364">(11, 11, 304, 72.0),</text:p>
      <text:p text:style-name="P365">(12, 12, 305, 94.0),</text:p>
      <text:p text:style-name="P366">(13, 13, 306, 85.5),</text:p>
      <text:p text:style-name="P367">(14, 14, 301, 79.0),</text:p>
      <text:p text:style-name="P368">(15, 15, 302, 66.0),</text:p>
      <text:p text:style-name="P369">(16, 16, 303, 90.5),</text:p>
      <text:p text:style-name="P370">(17, 17, 304, 81.0),</text:p>
      <text:p text:style-name="P371">(18, 18, 305,<text:s/>77.0),</text:p>
      <text:p text:style-name="P372">(19, 19, 306, 68.5),</text:p>
      <text:p text:style-name="P373">(20, 20, 301, 82.0),</text:p>
      <text:p text:style-name="P374">(21, 21, 302, 93.5),</text:p>
      <text:p text:style-name="P375">(22, 22, 303, 60.0),</text:p>
      <text:p text:style-name="P376">(23, 23, 304, 86.0),</text:p>
      <text:p text:style-name="P377">(24, 24, 305, 70.5),</text:p>
      <text:p text:style-name="P378">(25, 25, 306, 92.0),</text:p>
      <text:p text:style-name="P379">(26, 26, 301, 75.5),</text:p>
      <text:p text:style-name="P380">(27, 27, 302, 88.0),</text:p>
      <text:p text:style-name="P381">(28, 28, 303, 69.0),</text:p>
      <text:p text:style-name="P382">(29, 29, 304, 95.0),</text:p>
      <text:p text:style-name="P383">(30, 30, 305, 83.5);</text:p>
      <text:p text:style-name="P384"><text:s/>INSERT INTO Course_Schedule (Schedule_id, Course_id, DayOfWeek, StartTime, EndTime)</text:p>
      <text:p text:style-name="P385"><text:s text:c="4"/>VALUES</text:p>
      <text:p text:style-name="P386"><text:s text:c="4"/>(1, 301, 'Monday', '09:00:00', '11:00:00'),</text:p>
      <text:p text:style-name="P387"><text:s text:c="4"/>(2, 302, 'Tuesday', '13:00:00', '15:00:00'),</text:p>
      <text:p text:style-name="P388"><text:s text:c="4"/>(3, 303, 'Wednesday', '10:30:00', '12:30:00'),</text:p>
      <text:p text:style-name="P389"><text:s text:c="4"/>(4, 304, 'Thursday', '14:00:00', '16:00:00'),</text:p>
      <text:p text:style-name="P390"><text:s text:c="4"/>(5, 305, 'Friday', '08:00:00', '10:00:00'),</text:p>
      <text:p text:style-name="P391"><text:s text:c="4"/>(6, 306, 'Saturday', '11:00:00', '13:00:00'),</text:p>
      <text:p text:style-name="P392">(7, 301, 'Tuesday',<text:s/>'10:00:00', '12:00:00'),</text:p>
      <text:p text:style-name="P393">(8, 302, 'Wednesday', '14:00:00', '16:00:00'),</text:p>
      <text:p text:style-name="P394">(9, 303, 'Thursday', '09:00:00', '11:00:00'),</text:p>
      <text:p text:style-name="P395">(10, 304, 'Friday', '13:00:00', '15:00:00'),</text:p>
      <text:p text:style-name="P396">(11, 305, 'Monday', '08:00:00', '10:00:00'),</text:p>
      <text:p text:style-name="P397">(12, 306, 'Tuesday', '11:00:00',<text:s/>'13:00:00'),</text:p>
      <text:p text:style-name="P398">(13, 301, 'Wednesday', '15:00:00', '17:00:00'),</text:p>
      <text:p text:style-name="P399">(14, 302, 'Thursday', '12:00:00', '14:00:00'),</text:p>
      <text:p text:style-name="P400">(15, 303, 'Friday', '10:00:00', '12:00:00'),</text:p>
      <text:p text:style-name="P401">(16, 304, 'Monday', '14:00:00', '16:00:00'),</text:p>
      <text:p text:style-name="P402">(17, 305, 'Tuesday', '08:00:00', '10:00:00'),</text:p>
      <text:p text:style-name="P403">(18, 306, 'Wednesday', '11:00:00', '13:00:00'),</text:p>
      <text:p text:style-name="P404">(19, 301, 'Thursday', '13:00:00', '15:00:00'),</text:p>
      <text:p text:style-name="P405">(20, 302, 'Friday', '09:00:00', '11:00:00'),</text:p>
      <text:p text:style-name="P406">(21, 303, 'Monday', '10:00:00', '12:00:00'),</text:p>
      <text:p text:style-name="P407">(22, 304, 'Tuesday', '15:00:00', '17:00:00'),</text:p>
      <text:p text:style-name="P408">(23, 305, 'Wednesday', '08:00:00', '10:00:00'),</text:p>
      <text:p text:style-name="P409">(24, 306, 'Thursday', '11:00:00', '13:00:00'),</text:p>
      <text:p text:style-name="P410">(25, 301, 'Friday', '14:00:00', '16:00:00'),</text:p>
      <text:p text:style-name="P411">(26, 302, 'Monday', '09:00:00', '11:00:00'),</text:p>
      <text:p text:style-name="P412">(27, 303, 'Tuesday', '13:00:00', '15:00:00'),</text:p>
      <text:p text:style-name="P413">(28, 304, 'Wednesday', '10:00:00', '12:00:00'),</text:p>
      <text:p text:style-name="P414">(29, 305, 'Thursday', '08:00:00', '10:00:00'),</text:p>
      <text:p text:style-name="P415">(30, 306, 'Friday', '12:00:00', '14:00:00');</text:p>
      <text:p text:style-name="P416"/>
      <text:p text:style-name="P417">INSERT INTO Assessments (Assessment_id, Course_id, AssessmentType, TotalMarks)</text:p>
      <text:p text:style-name="P418"><text:s text:c="4"/>VALUES</text:p>
      <text:p text:style-name="P419"><text:s text:c="4"/>(1, 301, 'Exam', 100),</text:p>
      <text:p text:style-name="P420"><text:s text:c="4"/>(2, 302, 'Quiz', 20),</text:p>
      <text:p text:style-name="P421"><text:s text:c="4"/>(3, 303,<text:s/>'Assignment', 50),</text:p>
      <text:p text:style-name="P422"><text:s text:c="4"/>(4, 304, 'Project', 150),</text:p>
      <text:p text:style-name="P423"><text:s text:c="4"/>(5, 305, 'Exam', 200),</text:p>
      <text:p text:style-name="P424"><text:s text:c="4"/>(6, 306, 'Quiz', 30),</text:p>
      <text:p text:style-name="P425">(7, 307, 'Quiz', 20),</text:p>
      <text:p text:style-name="P426">(8, 308, 'Assignment', 50),</text:p>
      <text:p text:style-name="P427">(9, 309, 'Project', 100),</text:p>
      <text:p text:style-name="P428">(10, 310, 'Exam', 100),</text:p>
      <text:p text:style-name="P429">(11, 311, 'Quiz', 20),</text:p>
      <text:p text:style-name="P430">(12, 312, 'Assignment', 50),</text:p>
      <text:p text:style-name="P431">(13, 313, 'Project', 100),</text:p>
      <text:p text:style-name="P432">(14, 314, 'Exam', 100),</text:p>
      <text:p text:style-name="P433">(15, 315, 'Quiz', 30),</text:p>
      <text:p text:style-name="P434">(16, 316, 'Assignment', 40),</text:p>
      <text:p text:style-name="P435">(17, 317, 'Project', 120),</text:p>
      <text:p text:style-name="P436">(18, 318, 'Exam', 200),</text:p>
      <text:p text:style-name="P437">(19, 319, 'Quiz', 25),</text:p>
      <text:p text:style-name="P438">(20, 320, 'Assignment', 45),</text:p>
      <text:p text:style-name="P439">(21, 321, 'Project', 110),</text:p>
      <text:p text:style-name="P440">(22, 322, 'Exam', 150),</text:p>
      <text:p text:style-name="P441">(23, 323, 'Quiz', 20),</text:p>
      <text:p text:style-name="P442">(24, 324, 'Assignment', 60),</text:p>
      <text:p text:style-name="P443">(25, 325, 'Project', 130),</text:p>
      <text:p text:style-name="P444">(26, 326, 'Exam', 180),</text:p>
      <text:p text:style-name="P445">(27, 327, 'Quiz', 25),</text:p>
      <text:p text:style-name="P446">(28, 328, 'Assignment', 55),</text:p>
      <text:p text:style-name="P447">(29, 329, 'Project', 140),</text:p>
      <text:p text:style-name="P448">(30,<text:s/>330, 'Exam', 170);</text:p>
      <text:p text:style-name="P449"/>
      <text:p text:style-name="P450"/>
      <text:p text:style-name="P451"/>
      <text:p text:style-name="P452"/>
      <text:p text:style-name="P4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border-top="0.0069in solid #D9D9D9" fo:border-left="none" fo:border-bottom="none" fo:border-right="none" fo:padding-top="0.0138in" fo:padding-left="0in" fo:padding-bottom="0in" fo:padding-right="0in" style:shadow="none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color="#7F7F7F" fo:letter-spacing="0.0416in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text:span text:style-name="T4"><text:s/>|<text:s/></text:span><text:span text:style-name="T5"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vita dsouza</meta:initial-creator>
    <dc:creator>Joylin Mathias</dc:creator>
    <meta:creation-date>2025-04-27T15:11:00Z</meta:creation-date>
    <dc:date>2025-04-27T15:11:00Z</dc:date>
    <meta:template xlink:href="Normal" xlink:type="simple"/>
    <meta:editing-cycles>2</meta:editing-cycles>
    <meta:editing-duration>PT60S</meta:editing-duration>
    <meta:document-statistic meta:page-count="21" meta:paragraph-count="41" meta:word-count="3127" meta:character-count="20911" meta:row-count="148" meta:non-whitespace-character-count="17825"/>
  </office:meta>
</office:document-meta>
</file>